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" table:style-name="ta1">
        <table:shapes>
          <draw:frame draw:z-index="0" draw:style-name="gr1" draw:text-style-name="P1" svg:width="29.387cm" svg:height="9.005cm" svg:x="4.072cm" svg:y="0.212cm">
            <draw:object draw:notify-on-update-of-ranges="phase.A1:phase.A1 phase.A2:phase.A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-32.8813662438782" calcext:value-type="float">
            <text:p>-32.8813662438782</text:p>
          </table:table-cell>
        </table:table-row>
        <table:table-row table:style-name="ro1">
          <table:table-cell office:value-type="float" office:value="175.004173698066" calcext:value-type="float">
            <text:p>175.004173698066</text:p>
          </table:table-cell>
        </table:table-row>
        <table:table-row table:style-name="ro1">
          <table:table-cell office:value-type="float" office:value="41.6335393365702" calcext:value-type="float">
            <text:p>41.6335393365702</text:p>
          </table:table-cell>
        </table:table-row>
        <table:table-row table:style-name="ro1">
          <table:table-cell office:value-type="float" office:value="-115.87037090149" calcext:value-type="float">
            <text:p>-115.87037090149</text:p>
          </table:table-cell>
        </table:table-row>
        <table:table-row table:style-name="ro1">
          <table:table-cell office:value-type="float" office:value="95.4487898244703" calcext:value-type="float">
            <text:p>95.4487898244703</text:p>
          </table:table-cell>
        </table:table-row>
        <table:table-row table:style-name="ro1">
          <table:table-cell office:value-type="float" office:value="-63.8239116052172" calcext:value-type="float">
            <text:p>-63.8239116052172</text:p>
          </table:table-cell>
        </table:table-row>
        <table:table-row table:style-name="ro1">
          <table:table-cell office:value-type="float" office:value="153.059087120662" calcext:value-type="float">
            <text:p>153.059087120662</text:p>
          </table:table-cell>
        </table:table-row>
        <table:table-row table:style-name="ro1">
          <table:table-cell office:value-type="float" office:value="-6.58814547560991" calcext:value-type="float">
            <text:p>-6.58814547560991</text:p>
          </table:table-cell>
        </table:table-row>
        <table:table-row table:style-name="ro1">
          <table:table-cell office:value-type="float" office:value="-24.3292974190725" calcext:value-type="float">
            <text:p>-24.3292974190725</text:p>
          </table:table-cell>
        </table:table-row>
        <table:table-row table:style-name="ro1">
          <table:table-cell office:value-type="float" office:value="169.944437578121" calcext:value-type="float">
            <text:p>169.944437578121</text:p>
          </table:table-cell>
        </table:table-row>
        <table:table-row table:style-name="ro1">
          <table:table-cell office:value-type="float" office:value="48.6487450980708" calcext:value-type="float">
            <text:p>48.6487450980708</text:p>
          </table:table-cell>
        </table:table-row>
        <table:table-row table:style-name="ro1">
          <table:table-cell office:value-type="float" office:value="-121.246396534044" calcext:value-type="float">
            <text:p>-121.246396534044</text:p>
          </table:table-cell>
        </table:table-row>
        <table:table-row table:style-name="ro1">
          <table:table-cell office:value-type="float" office:value="103.397352590041" calcext:value-type="float">
            <text:p>103.397352590041</text:p>
          </table:table-cell>
        </table:table-row>
        <table:table-row table:style-name="ro1">
          <table:table-cell office:value-type="float" office:value="-69.7464887827484" calcext:value-type="float">
            <text:p>-69.7464887827484</text:p>
          </table:table-cell>
        </table:table-row>
        <table:table-row table:style-name="ro1">
          <table:table-cell office:value-type="float" office:value="162.916770122306" calcext:value-type="float">
            <text:p>162.916770122306</text:p>
          </table:table-cell>
        </table:table-row>
        <table:table-row table:style-name="ro1">
          <table:table-cell office:value-type="float" office:value="-11.9879061542406" calcext:value-type="float">
            <text:p>-11.9879061542406</text:p>
          </table:table-cell>
        </table:table-row>
        <table:table-row table:style-name="ro1">
          <table:table-cell office:value-type="float" office:value="-20.7031583849066" calcext:value-type="float">
            <text:p>-20.7031583849066</text:p>
          </table:table-cell>
        </table:table-row>
        <table:table-row table:style-name="ro1">
          <table:table-cell office:value-type="float" office:value="161.58618951581" calcext:value-type="float">
            <text:p>161.58618951581</text:p>
          </table:table-cell>
        </table:table-row>
        <table:table-row table:style-name="ro1">
          <table:table-cell office:value-type="float" office:value="55.4392386246758" calcext:value-type="float">
            <text:p>55.4392386246758</text:p>
          </table:table-cell>
        </table:table-row>
        <table:table-row table:style-name="ro1">
          <table:table-cell office:value-type="float" office:value="-128.140302849791" calcext:value-type="float">
            <text:p>-128.140302849791</text:p>
          </table:table-cell>
        </table:table-row>
        <table:table-row table:style-name="ro1">
          <table:table-cell office:value-type="float" office:value="110.5129736896" calcext:value-type="float">
            <text:p>110.5129736896</text:p>
          </table:table-cell>
        </table:table-row>
        <table:table-row table:style-name="ro1">
          <table:table-cell office:value-type="float" office:value="-76.508344597489" calcext:value-type="float">
            <text:p>-76.508344597489</text:p>
          </table:table-cell>
        </table:table-row>
        <table:table-row table:style-name="ro1">
          <table:table-cell office:value-type="float" office:value="169.756559083644" calcext:value-type="float">
            <text:p>169.756559083644</text:p>
          </table:table-cell>
        </table:table-row>
        <table:table-row table:style-name="ro1">
          <table:table-cell office:value-type="float" office:value="-19.935717756211" calcext:value-type="float">
            <text:p>-19.935717756211</text:p>
          </table:table-cell>
        </table:table-row>
        <table:table-row table:style-name="ro1">
          <table:table-cell office:value-type="float" office:value="-6.82392392141137" calcext:value-type="float">
            <text:p>-6.82392392141137</text:p>
          </table:table-cell>
        </table:table-row>
        <table:table-row table:style-name="ro1">
          <table:table-cell office:value-type="float" office:value="161.943406630688" calcext:value-type="float">
            <text:p>161.943406630688</text:p>
          </table:table-cell>
        </table:table-row>
        <table:table-row table:style-name="ro1">
          <table:table-cell office:value-type="float" office:value="63.8888044247231" calcext:value-type="float">
            <text:p>63.8888044247231</text:p>
          </table:table-cell>
        </table:table-row>
        <table:table-row table:style-name="ro1">
          <table:table-cell office:value-type="float" office:value="-131.912122508054" calcext:value-type="float">
            <text:p>-131.912122508054</text:p>
          </table:table-cell>
        </table:table-row>
        <table:table-row table:style-name="ro1">
          <table:table-cell office:value-type="float" office:value="118.482007005946" calcext:value-type="float">
            <text:p>118.482007005946</text:p>
          </table:table-cell>
        </table:table-row>
        <table:table-row table:style-name="ro1">
          <table:table-cell office:value-type="float" office:value="-81.7340859018213" calcext:value-type="float">
            <text:p>-81.7340859018213</text:p>
          </table:table-cell>
        </table:table-row>
        <table:table-row table:style-name="ro1">
          <table:table-cell office:value-type="float" office:value="177.92030866406" calcext:value-type="float">
            <text:p>177.92030866406</text:p>
          </table:table-cell>
        </table:table-row>
        <table:table-row table:style-name="ro1">
          <table:table-cell office:value-type="float" office:value="-26.5212677284651" calcext:value-type="float">
            <text:p>-26.5212677284651</text:p>
          </table:table-cell>
        </table:table-row>
        <table:table-row table:style-name="ro1">
          <table:table-cell office:value-type="float" office:value="4.63968870900539" calcext:value-type="float">
            <text:p>4.63968870900539</text:p>
          </table:table-cell>
        </table:table-row>
        <table:table-row table:style-name="ro1">
          <table:table-cell office:value-type="float" office:value="159.887338693516" calcext:value-type="float">
            <text:p>159.887338693516</text:p>
          </table:table-cell>
        </table:table-row>
        <table:table-row table:style-name="ro1">
          <table:table-cell office:value-type="float" office:value="73.7079801208998" calcext:value-type="float">
            <text:p>73.7079801208998</text:p>
          </table:table-cell>
        </table:table-row>
        <table:table-row table:style-name="ro1">
          <table:table-cell office:value-type="float" office:value="-138.499421529032" calcext:value-type="float">
            <text:p>-138.499421529032</text:p>
          </table:table-cell>
        </table:table-row>
        <table:table-row table:style-name="ro1">
          <table:table-cell office:value-type="float" office:value="127.366407564617" calcext:value-type="float">
            <text:p>127.366407564617</text:p>
          </table:table-cell>
        </table:table-row>
        <table:table-row table:style-name="ro1">
          <table:table-cell office:value-type="float" office:value="-88.0945106551048" calcext:value-type="float">
            <text:p>-88.0945106551048</text:p>
          </table:table-cell>
        </table:table-row>
        <table:table-row table:style-name="ro1">
          <table:table-cell office:value-type="float" office:value="-173.196610375191" calcext:value-type="float">
            <text:p>-173.196610375191</text:p>
          </table:table-cell>
        </table:table-row>
        <table:table-row table:style-name="ro1">
          <table:table-cell office:value-type="float" office:value="-30.7280061868133" calcext:value-type="float">
            <text:p>-30.7280061868133</text:p>
          </table:table-cell>
        </table:table-row>
        <table:table-row table:style-name="ro1">
          <table:table-cell office:value-type="float" office:value="10.0364673919131" calcext:value-type="float">
            <text:p>10.0364673919131</text:p>
          </table:table-cell>
        </table:table-row>
        <table:table-row table:style-name="ro1">
          <table:table-cell office:value-type="float" office:value="151.194218852746" calcext:value-type="float">
            <text:p>151.194218852746</text:p>
          </table:table-cell>
        </table:table-row>
        <table:table-row table:style-name="ro1">
          <table:table-cell office:value-type="float" office:value="80.3794128970118" calcext:value-type="float">
            <text:p>80.3794128970118</text:p>
          </table:table-cell>
        </table:table-row>
        <table:table-row table:style-name="ro1">
          <table:table-cell office:value-type="float" office:value="-145.413834085966" calcext:value-type="float">
            <text:p>-145.413834085966</text:p>
          </table:table-cell>
        </table:table-row>
        <table:table-row table:style-name="ro1">
          <table:table-cell office:value-type="float" office:value="134.190744115918" calcext:value-type="float">
            <text:p>134.190744115918</text:p>
          </table:table-cell>
        </table:table-row>
        <table:table-row table:style-name="ro1">
          <table:table-cell office:value-type="float" office:value="-94.5960346248878" calcext:value-type="float">
            <text:p>-94.5960346248878</text:p>
          </table:table-cell>
        </table:table-row>
        <table:table-row table:style-name="ro1">
          <table:table-cell office:value-type="float" office:value="-166.971548377228" calcext:value-type="float">
            <text:p>-166.971548377228</text:p>
          </table:table-cell>
        </table:table-row>
        <table:table-row table:style-name="ro1">
          <table:table-cell office:value-type="float" office:value="-37.2367923087105" calcext:value-type="float">
            <text:p>-37.2367923087105</text:p>
          </table:table-cell>
        </table:table-row>
        <table:table-row table:style-name="ro1">
          <table:table-cell office:value-type="float" office:value="20.4834964124268" calcext:value-type="float">
            <text:p>20.4834964124268</text:p>
          </table:table-cell>
        </table:table-row>
        <table:table-row table:style-name="ro1">
          <table:table-cell office:value-type="float" office:value="146.166780371034" calcext:value-type="float">
            <text:p>146.166780371034</text:p>
          </table:table-cell>
        </table:table-row>
        <table:table-row table:style-name="ro1">
          <table:table-cell office:value-type="float" office:value="88.6408948175839" calcext:value-type="float">
            <text:p>88.6408948175839</text:p>
          </table:table-cell>
        </table:table-row>
        <table:table-row table:style-name="ro1">
          <table:table-cell office:value-type="float" office:value="-151.706248748885" calcext:value-type="float">
            <text:p>-151.706248748885</text:p>
          </table:table-cell>
        </table:table-row>
        <table:table-row table:style-name="ro1">
          <table:table-cell office:value-type="float" office:value="141.994408591381" calcext:value-type="float">
            <text:p>141.994408591381</text:p>
          </table:table-cell>
        </table:table-row>
        <table:table-row table:style-name="ro1">
          <table:table-cell office:value-type="float" office:value="-100.814039154175" calcext:value-type="float">
            <text:p>-100.814039154175</text:p>
          </table:table-cell>
        </table:table-row>
        <table:table-row table:style-name="ro1">
          <table:table-cell office:value-type="float" office:value="-159.477957407211" calcext:value-type="float">
            <text:p>-159.477957407211</text:p>
          </table:table-cell>
        </table:table-row>
        <table:table-row table:style-name="ro1">
          <table:table-cell office:value-type="float" office:value="-41.029025023628" calcext:value-type="float">
            <text:p>-41.029025023628</text:p>
          </table:table-cell>
        </table:table-row>
        <table:table-row table:style-name="ro1">
          <table:table-cell office:value-type="float" office:value="25.994514578954" calcext:value-type="float">
            <text:p>25.994514578954</text:p>
          </table:table-cell>
        </table:table-row>
        <table:table-row table:style-name="ro1">
          <table:table-cell office:value-type="float" office:value="137.233391831769" calcext:value-type="float">
            <text:p>137.233391831769</text:p>
          </table:table-cell>
        </table:table-row>
        <table:table-row table:style-name="ro1">
          <table:table-cell office:value-type="float" office:value="95.7924993216217" calcext:value-type="float">
            <text:p>95.7924993216217</text:p>
          </table:table-cell>
        </table:table-row>
        <table:table-row table:style-name="ro1">
          <table:table-cell office:value-type="float" office:value="-159.638196190745" calcext:value-type="float">
            <text:p>-159.638196190745</text:p>
          </table:table-cell>
        </table:table-row>
        <table:table-row table:style-name="ro1">
          <table:table-cell office:value-type="float" office:value="148.604855413297" calcext:value-type="float">
            <text:p>148.604855413297</text:p>
          </table:table-cell>
        </table:table-row>
        <table:table-row table:style-name="ro1">
          <table:table-cell office:value-type="float" office:value="-108.10915814038" calcext:value-type="float">
            <text:p>-108.10915814038</text:p>
          </table:table-cell>
        </table:table-row>
        <table:table-row table:style-name="ro1">
          <table:table-cell office:value-type="float" office:value="-153.758968509227" calcext:value-type="float">
            <text:p>-153.758968509227</text:p>
          </table:table-cell>
        </table:table-row>
        <table:table-row table:style-name="ro1">
          <table:table-cell office:value-type="float" office:value="-47.471815659493" calcext:value-type="float">
            <text:p>-47.471815659493</text:p>
          </table:table-cell>
        </table:table-row>
        <table:table-row table:style-name="ro1">
          <table:table-cell office:value-type="float" office:value="33.9876257564913" calcext:value-type="float">
            <text:p>33.9876257564913</text:p>
          </table:table-cell>
        </table:table-row>
        <table:table-row table:style-name="ro1">
          <table:table-cell office:value-type="float" office:value="124.100231828063" calcext:value-type="float">
            <text:p>124.100231828063</text:p>
          </table:table-cell>
        </table:table-row>
        <table:table-row table:style-name="ro1">
          <table:table-cell office:value-type="float" office:value="102.611133131608" calcext:value-type="float">
            <text:p>102.611133131608</text:p>
          </table:table-cell>
        </table:table-row>
        <table:table-row table:style-name="ro1">
          <table:table-cell office:value-type="float" office:value="-168.455768602278" calcext:value-type="float">
            <text:p>-168.455768602278</text:p>
          </table:table-cell>
        </table:table-row>
        <table:table-row table:style-name="ro1">
          <table:table-cell office:value-type="float" office:value="155.700646791031" calcext:value-type="float">
            <text:p>155.700646791031</text:p>
          </table:table-cell>
        </table:table-row>
        <table:table-row table:style-name="ro1">
          <table:table-cell office:value-type="float" office:value="-116.882958560496" calcext:value-type="float">
            <text:p>-116.882958560496</text:p>
          </table:table-cell>
        </table:table-row>
        <table:table-row table:style-name="ro1">
          <table:table-cell office:value-type="float" office:value="-148.782499274551" calcext:value-type="float">
            <text:p>-148.782499274551</text:p>
          </table:table-cell>
        </table:table-row>
        <table:table-row table:style-name="ro1">
          <table:table-cell office:value-type="float" office:value="-56.4063235289217" calcext:value-type="float">
            <text:p>-56.4063235289217</text:p>
          </table:table-cell>
        </table:table-row>
        <table:table-row table:style-name="ro1">
          <table:table-cell office:value-type="float" office:value="42.0047842437933" calcext:value-type="float">
            <text:p>42.0047842437933</text:p>
          </table:table-cell>
        </table:table-row>
        <table:table-row table:style-name="ro1">
          <table:table-cell office:value-type="float" office:value="118.634029726854" calcext:value-type="float">
            <text:p>118.634029726854</text:p>
          </table:table-cell>
        </table:table-row>
        <table:table-row table:style-name="ro1">
          <table:table-cell office:value-type="float" office:value="108.757801482335" calcext:value-type="float">
            <text:p>108.757801482335</text:p>
          </table:table-cell>
        </table:table-row>
        <table:table-row table:style-name="ro1">
          <table:table-cell office:value-type="float" office:value="-174.595498344937" calcext:value-type="float">
            <text:p>-174.595498344937</text:p>
          </table:table-cell>
        </table:table-row>
        <table:table-row table:style-name="ro1">
          <table:table-cell office:value-type="float" office:value="161.027605280358" calcext:value-type="float">
            <text:p>161.027605280358</text:p>
          </table:table-cell>
        </table:table-row>
        <table:table-row table:style-name="ro1">
          <table:table-cell office:value-type="float" office:value="-123.008996593182" calcext:value-type="float">
            <text:p>-123.008996593182</text:p>
          </table:table-cell>
        </table:table-row>
        <table:table-row table:style-name="ro1">
          <table:table-cell office:value-type="float" office:value="-144.354799470729" calcext:value-type="float">
            <text:p>-144.354799470729</text:p>
          </table:table-cell>
        </table:table-row>
        <table:table-row table:style-name="ro1">
          <table:table-cell office:value-type="float" office:value="-63.7257089536135" calcext:value-type="float">
            <text:p>-63.7257089536135</text:p>
          </table:table-cell>
        </table:table-row>
        <table:table-row table:style-name="ro1">
          <table:table-cell office:value-type="float" office:value="51.7992156877429" calcext:value-type="float">
            <text:p>51.7992156877429</text:p>
          </table:table-cell>
        </table:table-row>
        <table:table-row table:style-name="ro1">
          <table:table-cell office:value-type="float" office:value="114.33026211357" calcext:value-type="float">
            <text:p>114.33026211357</text:p>
          </table:table-cell>
        </table:table-row>
        <table:table-row table:style-name="ro1">
          <table:table-cell office:value-type="float" office:value="116.169102697503" calcext:value-type="float">
            <text:p>116.169102697503</text:p>
          </table:table-cell>
        </table:table-row>
        <table:table-row table:style-name="ro1">
          <table:table-cell office:value-type="float" office:value="179.030492057138" calcext:value-type="float">
            <text:p>179.030492057138</text:p>
          </table:table-cell>
        </table:table-row>
        <table:table-row table:style-name="ro1">
          <table:table-cell office:value-type="float" office:value="168.602721038706" calcext:value-type="float">
            <text:p>168.602721038706</text:p>
          </table:table-cell>
        </table:table-row>
        <table:table-row table:style-name="ro1">
          <table:table-cell office:value-type="float" office:value="-129.214254264473" calcext:value-type="float">
            <text:p>-129.214254264473</text:p>
          </table:table-cell>
        </table:table-row>
        <table:table-row table:style-name="ro1">
          <table:table-cell office:value-type="float" office:value="-135.106705256813" calcext:value-type="float">
            <text:p>-135.106705256813</text:p>
          </table:table-cell>
        </table:table-row>
        <table:table-row table:style-name="ro1">
          <table:table-cell office:value-type="float" office:value="-69.0467844896671" calcext:value-type="float">
            <text:p>-69.0467844896671</text:p>
          </table:table-cell>
        </table:table-row>
        <table:table-row table:style-name="ro1">
          <table:table-cell office:value-type="float" office:value="54.0974186214107" calcext:value-type="float">
            <text:p>54.0974186214107</text:p>
          </table:table-cell>
        </table:table-row>
        <table:table-row table:style-name="ro1">
          <table:table-cell office:value-type="float" office:value="108.929588979506" calcext:value-type="float">
            <text:p>108.929588979506</text:p>
          </table:table-cell>
        </table:table-row>
        <table:table-row table:style-name="ro1">
          <table:table-cell office:value-type="float" office:value="122.854131854384" calcext:value-type="float">
            <text:p>122.854131854384</text:p>
          </table:table-cell>
        </table:table-row>
        <table:table-row table:style-name="ro1">
          <table:table-cell office:value-type="float" office:value="172.432738047794" calcext:value-type="float">
            <text:p>172.432738047794</text:p>
          </table:table-cell>
        </table:table-row>
        <table:table-row table:style-name="ro1">
          <table:table-cell office:value-type="float" office:value="175.552754774623" calcext:value-type="float">
            <text:p>175.552754774623</text:p>
          </table:table-cell>
        </table:table-row>
        <table:table-row table:style-name="ro1">
          <table:table-cell office:value-type="float" office:value="-136.099628804504" calcext:value-type="float">
            <text:p>-136.099628804504</text:p>
          </table:table-cell>
        </table:table-row>
        <table:table-row table:style-name="ro1">
          <table:table-cell office:value-type="float" office:value="-127.853052952856" calcext:value-type="float">
            <text:p>-127.853052952856</text:p>
          </table:table-cell>
        </table:table-row>
        <table:table-row table:style-name="ro1">
          <table:table-cell office:value-type="float" office:value="-74.0453325781836" calcext:value-type="float">
            <text:p>-74.0453325781836</text:p>
          </table:table-cell>
        </table:table-row>
        <table:table-row table:style-name="ro1">
          <table:table-cell office:value-type="float" office:value="58.6223587238989" calcext:value-type="float">
            <text:p>58.6223587238989</text:p>
          </table:table-cell>
        </table:table-row>
        <table:table-row table:style-name="ro1">
          <table:table-cell office:value-type="float" office:value="100.344696074934" calcext:value-type="float">
            <text:p>100.344696074934</text:p>
          </table:table-cell>
        </table:table-row>
        <table:table-row table:style-name="ro1">
          <table:table-cell office:value-type="float" office:value="129.525319698458" calcext:value-type="float">
            <text:p>129.525319698458</text:p>
          </table:table-cell>
        </table:table-row>
        <table:table-row table:style-name="ro1">
          <table:table-cell office:value-type="float" office:value="164.962043042155" calcext:value-type="float">
            <text:p>164.962043042155</text:p>
          </table:table-cell>
        </table:table-row>
        <table:table-row table:style-name="ro1">
          <table:table-cell office:value-type="float" office:value="-178.162922667169" calcext:value-type="float">
            <text:p>-178.162922667169</text:p>
          </table:table-cell>
        </table:table-row>
        <table:table-row table:style-name="ro1">
          <table:table-cell office:value-type="float" office:value="-143.112499630731" calcext:value-type="float">
            <text:p>-143.112499630731</text:p>
          </table:table-cell>
        </table:table-row>
        <table:table-row table:style-name="ro1">
          <table:table-cell office:value-type="float" office:value="-122.309346499728" calcext:value-type="float">
            <text:p>-122.309346499728</text:p>
          </table:table-cell>
        </table:table-row>
        <table:table-row table:style-name="ro1">
          <table:table-cell office:value-type="float" office:value="-81.117529485986" calcext:value-type="float">
            <text:p>-81.117529485986</text:p>
          </table:table-cell>
        </table:table-row>
        <table:table-row table:style-name="ro1">
          <table:table-cell office:value-type="float" office:value="69.6886977973191" calcext:value-type="float">
            <text:p>69.6886977973191</text:p>
          </table:table-cell>
        </table:table-row>
        <table:table-row table:style-name="ro1">
          <table:table-cell office:value-type="float" office:value="88.9975419300886" calcext:value-type="float">
            <text:p>88.9975419300886</text:p>
          </table:table-cell>
        </table:table-row>
        <table:table-row table:style-name="ro1">
          <table:table-cell office:value-type="float" office:value="137.310693662182" calcext:value-type="float">
            <text:p>137.310693662182</text:p>
          </table:table-cell>
        </table:table-row>
        <table:table-row table:style-name="ro1">
          <table:table-cell office:value-type="float" office:value="156.462499854829" calcext:value-type="float">
            <text:p>156.462499854829</text:p>
          </table:table-cell>
        </table:table-row>
        <table:table-row table:style-name="ro1">
          <table:table-cell office:value-type="float" office:value="-170.778612247195" calcext:value-type="float">
            <text:p>-170.778612247195</text:p>
          </table:table-cell>
        </table:table-row>
        <table:table-row table:style-name="ro1">
          <table:table-cell office:value-type="float" office:value="-151.589448591597" calcext:value-type="float">
            <text:p>-151.589448591597</text:p>
          </table:table-cell>
        </table:table-row>
        <table:table-row table:style-name="ro1">
          <table:table-cell office:value-type="float" office:value="-116.097446801593" calcext:value-type="float">
            <text:p>-116.097446801593</text:p>
          </table:table-cell>
        </table:table-row>
        <table:table-row table:style-name="ro1">
          <table:table-cell office:value-type="float" office:value="-89.6372652091718" calcext:value-type="float">
            <text:p>-89.6372652091718</text:p>
          </table:table-cell>
        </table:table-row>
        <table:table-row table:style-name="ro1">
          <table:table-cell office:value-type="float" office:value="76.9667292947941" calcext:value-type="float">
            <text:p>76.9667292947941</text:p>
          </table:table-cell>
        </table:table-row>
        <table:table-row table:style-name="ro1">
          <table:table-cell office:value-type="float" office:value="83.1800722627259" calcext:value-type="float">
            <text:p>83.1800722627259</text:p>
          </table:table-cell>
        </table:table-row>
        <table:table-row table:style-name="ro1">
          <table:table-cell office:value-type="float" office:value="144.189153716777" calcext:value-type="float">
            <text:p>144.189153716777</text:p>
          </table:table-cell>
        </table:table-row>
        <table:table-row table:style-name="ro1">
          <table:table-cell office:value-type="float" office:value="149.075894244528" calcext:value-type="float">
            <text:p>149.075894244528</text:p>
          </table:table-cell>
        </table:table-row>
        <table:table-row table:style-name="ro1">
          <table:table-cell office:value-type="float" office:value="-163.726664461995" calcext:value-type="float">
            <text:p>-163.726664461995</text:p>
          </table:table-cell>
        </table:table-row>
        <table:table-row table:style-name="ro1">
          <table:table-cell office:value-type="float" office:value="-158.845043946291" calcext:value-type="float">
            <text:p>-158.845043946291</text:p>
          </table:table-cell>
        </table:table-row>
        <table:table-row table:style-name="ro1">
          <table:table-cell office:value-type="float" office:value="-110.412209358362" calcext:value-type="float">
            <text:p>-110.412209358362</text:p>
          </table:table-cell>
        </table:table-row>
        <table:table-row table:style-name="ro1">
          <table:table-cell office:value-type="float" office:value="-96.8865844137458" calcext:value-type="float">
            <text:p>-96.8865844137458</text:p>
          </table:table-cell>
        </table:table-row>
        <table:table-row table:style-name="ro1">
          <table:table-cell office:value-type="float" office:value="87.0070487922012" calcext:value-type="float">
            <text:p>87.0070487922012</text:p>
          </table:table-cell>
        </table:table-row>
        <table:table-row table:style-name="ro1">
          <table:table-cell office:value-type="float" office:value="78.6353038609616" calcext:value-type="float">
            <text:p>78.6353038609616</text:p>
          </table:table-cell>
        </table:table-row>
        <table:table-row table:style-name="ro1">
          <table:table-cell office:value-type="float" office:value="152.207434962489" calcext:value-type="float">
            <text:p>152.207434962489</text:p>
          </table:table-cell>
        </table:table-row>
        <table:table-row table:style-name="ro1">
          <table:table-cell office:value-type="float" office:value="142.767103250087" calcext:value-type="float">
            <text:p>142.767103250087</text:p>
          </table:table-cell>
        </table:table-row>
        <table:table-row table:style-name="ro1">
          <table:table-cell office:value-type="float" office:value="-157.2449489611" calcext:value-type="float">
            <text:p>-157.2449489611</text:p>
          </table:table-cell>
        </table:table-row>
        <table:table-row table:style-name="ro1">
          <table:table-cell office:value-type="float" office:value="-164.837622842118" calcext:value-type="float">
            <text:p>-164.837622842118</text:p>
          </table:table-cell>
        </table:table-row>
        <table:table-row table:style-name="ro1">
          <table:table-cell office:value-type="float" office:value="-104.598658461351" calcext:value-type="float">
            <text:p>-104.598658461351</text:p>
          </table:table-cell>
        </table:table-row>
        <table:table-row table:style-name="ro1">
          <table:table-cell office:value-type="float" office:value="-102.302715620479" calcext:value-type="float">
            <text:p>-102.302715620479</text:p>
          </table:table-cell>
        </table:table-row>
        <table:table-row table:style-name="ro1">
          <table:table-cell office:value-type="float" office:value="96.2289468220138" calcext:value-type="float">
            <text:p>96.2289468220138</text:p>
          </table:table-cell>
        </table:table-row>
        <table:table-row table:style-name="ro1">
          <table:table-cell office:value-type="float" office:value="72.1340437734403" calcext:value-type="float">
            <text:p>72.1340437734403</text:p>
          </table:table-cell>
        </table:table-row>
        <table:table-row table:style-name="ro1">
          <table:table-cell office:value-type="float" office:value="159.085570231917" calcext:value-type="float">
            <text:p>159.085570231917</text:p>
          </table:table-cell>
        </table:table-row>
        <table:table-row table:style-name="ro1">
          <table:table-cell office:value-type="float" office:value="136.343265581846" calcext:value-type="float">
            <text:p>136.343265581846</text:p>
          </table:table-cell>
        </table:table-row>
        <table:table-row table:style-name="ro1">
          <table:table-cell office:value-type="float" office:value="-150.72244052608" calcext:value-type="float">
            <text:p>-150.72244052608</text:p>
          </table:table-cell>
        </table:table-row>
        <table:table-row table:style-name="ro1">
          <table:table-cell office:value-type="float" office:value="-171.601054146597" calcext:value-type="float">
            <text:p>-171.601054146597</text:p>
          </table:table-cell>
        </table:table-row>
        <table:table-row table:style-name="ro1">
          <table:table-cell office:value-type="float" office:value="-98.9804204946492" calcext:value-type="float">
            <text:p>-98.9804204946492</text:p>
          </table:table-cell>
        </table:table-row>
        <table:table-row table:style-name="ro1">
          <table:table-cell office:value-type="float" office:value="-108.879299079216" calcext:value-type="float">
            <text:p>-108.879299079216</text:p>
          </table:table-cell>
        </table:table-row>
        <table:table-row table:style-name="ro1">
          <table:table-cell office:value-type="float" office:value="104.226765744385" calcext:value-type="float">
            <text:p>104.226765744385</text:p>
          </table:table-cell>
        </table:table-row>
        <table:table-row table:style-name="ro1">
          <table:table-cell office:value-type="float" office:value="64.9969950010094" calcext:value-type="float">
            <text:p>64.9969950010094</text:p>
          </table:table-cell>
        </table:table-row>
        <table:table-row table:style-name="ro1">
          <table:table-cell office:value-type="float" office:value="166.591053272135" calcext:value-type="float">
            <text:p>166.591053272135</text:p>
          </table:table-cell>
        </table:table-row>
        <table:table-row table:style-name="ro1">
          <table:table-cell office:value-type="float" office:value="128.989515738984" calcext:value-type="float">
            <text:p>128.989515738984</text:p>
          </table:table-cell>
        </table:table-row>
        <table:table-row table:style-name="ro1">
          <table:table-cell office:value-type="float" office:value="-143.246287621614" calcext:value-type="float">
            <text:p>-143.246287621614</text:p>
          </table:table-cell>
        </table:table-row>
        <table:table-row table:style-name="ro1">
          <table:table-cell office:value-type="float" office:value="-178.810607686815" calcext:value-type="float">
            <text:p>-178.810607686815</text:p>
          </table:table-cell>
        </table:table-row>
        <table:table-row table:style-name="ro1">
          <table:table-cell office:value-type="float" office:value="-92.0984863808957" calcext:value-type="float">
            <text:p>-92.0984863808957</text:p>
          </table:table-cell>
        </table:table-row>
        <table:table-row table:style-name="ro1">
          <table:table-cell office:value-type="float" office:value="-116.524984630012" calcext:value-type="float">
            <text:p>-116.524984630012</text:p>
          </table:table-cell>
        </table:table-row>
        <table:table-row table:style-name="ro1">
          <table:table-cell office:value-type="float" office:value="113.588220009139" calcext:value-type="float">
            <text:p>113.588220009139</text:p>
          </table:table-cell>
        </table:table-row>
        <table:table-row table:style-name="ro1">
          <table:table-cell office:value-type="float" office:value="62.0409944423036" calcext:value-type="float">
            <text:p>62.0409944423036</text:p>
          </table:table-cell>
        </table:table-row>
        <table:table-row table:style-name="ro1">
          <table:table-cell office:value-type="float" office:value="172.673965429178" calcext:value-type="float">
            <text:p>172.673965429178</text:p>
          </table:table-cell>
        </table:table-row>
        <table:table-row table:style-name="ro1">
          <table:table-cell office:value-type="float" office:value="123.235057315072" calcext:value-type="float">
            <text:p>123.235057315072</text:p>
          </table:table-cell>
        </table:table-row>
        <table:table-row table:style-name="ro1">
          <table:table-cell office:value-type="float" office:value="-137.548240198007" calcext:value-type="float">
            <text:p>-137.548240198007</text:p>
          </table:table-cell>
        </table:table-row>
        <table:table-row table:style-name="ro1">
          <table:table-cell office:value-type="float" office:value="174.157727957327" calcext:value-type="float">
            <text:p>174.157727957327</text:p>
          </table:table-cell>
        </table:table-row>
        <table:table-row table:style-name="ro1">
          <table:table-cell office:value-type="float" office:value="-86.4175889150148" calcext:value-type="float">
            <text:p>-86.4175889150148</text:p>
          </table:table-cell>
        </table:table-row>
        <table:table-row table:style-name="ro1">
          <table:table-cell office:value-type="float" office:value="-124.071211377516" calcext:value-type="float">
            <text:p>-124.071211377516</text:p>
          </table:table-cell>
        </table:table-row>
        <table:table-row table:style-name="ro1">
          <table:table-cell office:value-type="float" office:value="117.804353509159" calcext:value-type="float">
            <text:p>117.804353509159</text:p>
          </table:table-cell>
        </table:table-row>
        <table:table-row table:style-name="ro1">
          <table:table-cell office:value-type="float" office:value="56.0919506708536" calcext:value-type="float">
            <text:p>56.0919506708536</text:p>
          </table:table-cell>
        </table:table-row>
        <table:table-row table:style-name="ro1">
          <table:table-cell office:value-type="float" office:value="179.520890446582" calcext:value-type="float">
            <text:p>179.520890446582</text:p>
          </table:table-cell>
        </table:table-row>
        <table:table-row table:style-name="ro1">
          <table:table-cell office:value-type="float" office:value="116.12158028639" calcext:value-type="float">
            <text:p>116.12158028639</text:p>
          </table:table-cell>
        </table:table-row>
        <table:table-row table:style-name="ro1">
          <table:table-cell office:value-type="float" office:value="-130.690826583281" calcext:value-type="float">
            <text:p>-130.690826583281</text:p>
          </table:table-cell>
        </table:table-row>
        <table:table-row table:style-name="ro1">
          <table:table-cell office:value-type="float" office:value="166.703772934835" calcext:value-type="float">
            <text:p>166.703772934835</text:p>
          </table:table-cell>
        </table:table-row>
        <table:table-row table:style-name="ro1">
          <table:table-cell office:value-type="float" office:value="-80.186630081741" calcext:value-type="float">
            <text:p>-80.186630081741</text:p>
          </table:table-cell>
        </table:table-row>
        <table:table-row table:style-name="ro1">
          <table:table-cell office:value-type="float" office:value="-133.831564196275" calcext:value-type="float">
            <text:p>-133.831564196275</text:p>
          </table:table-cell>
        </table:table-row>
        <table:table-row table:style-name="ro1">
          <table:table-cell office:value-type="float" office:value="119.5202094837" calcext:value-type="float">
            <text:p>119.5202094837</text:p>
          </table:table-cell>
        </table:table-row>
        <table:table-row table:style-name="ro1">
          <table:table-cell office:value-type="float" office:value="51.3732683989999" calcext:value-type="float">
            <text:p>51.3732683989999</text:p>
          </table:table-cell>
        </table:table-row>
        <table:table-row table:style-name="ro1">
          <table:table-cell office:value-type="float" office:value="-175.103125907485" calcext:value-type="float">
            <text:p>-175.103125907485</text:p>
          </table:table-cell>
        </table:table-row>
        <table:table-row table:style-name="ro1">
          <table:table-cell office:value-type="float" office:value="109.10146322367" calcext:value-type="float">
            <text:p>109.10146322367</text:p>
          </table:table-cell>
        </table:table-row>
        <table:table-row table:style-name="ro1">
          <table:table-cell office:value-type="float" office:value="-124.161258338595" calcext:value-type="float">
            <text:p>-124.161258338595</text:p>
          </table:table-cell>
        </table:table-row>
        <table:table-row table:style-name="ro1">
          <table:table-cell office:value-type="float" office:value="159.068040960989" calcext:value-type="float">
            <text:p>159.068040960989</text:p>
          </table:table-cell>
        </table:table-row>
        <table:table-row table:style-name="ro1">
          <table:table-cell office:value-type="float" office:value="-72.5587707462609" calcext:value-type="float">
            <text:p>-72.5587707462609</text:p>
          </table:table-cell>
        </table:table-row>
        <table:table-row table:style-name="ro1">
          <table:table-cell office:value-type="float" office:value="-142.980371700789" calcext:value-type="float">
            <text:p>-142.980371700789</text:p>
          </table:table-cell>
        </table:table-row>
        <table:table-row table:style-name="ro1">
          <table:table-cell office:value-type="float" office:value="119.071793503084" calcext:value-type="float">
            <text:p>119.071793503084</text:p>
          </table:table-cell>
        </table:table-row>
        <table:table-row table:style-name="ro1">
          <table:table-cell office:value-type="float" office:value="45.9860643340098" calcext:value-type="float">
            <text:p>45.9860643340098</text:p>
          </table:table-cell>
        </table:table-row>
        <table:table-row table:style-name="ro1">
          <table:table-cell office:value-type="float" office:value="-169.48857542575" calcext:value-type="float">
            <text:p>-169.48857542575</text:p>
          </table:table-cell>
        </table:table-row>
        <table:table-row table:style-name="ro1">
          <table:table-cell office:value-type="float" office:value="101.844113821917" calcext:value-type="float">
            <text:p>101.844113821917</text:p>
          </table:table-cell>
        </table:table-row>
        <table:table-row table:style-name="ro1">
          <table:table-cell office:value-type="float" office:value="-118.688365586305" calcext:value-type="float">
            <text:p>-118.688365586305</text:p>
          </table:table-cell>
        </table:table-row>
        <table:table-row table:style-name="ro1">
          <table:table-cell office:value-type="float" office:value="149.868243076111" calcext:value-type="float">
            <text:p>149.868243076111</text:p>
          </table:table-cell>
        </table:table-row>
        <table:table-row table:style-name="ro1">
          <table:table-cell office:value-type="float" office:value="-66.0158711993484" calcext:value-type="float">
            <text:p>-66.0158711993484</text:p>
          </table:table-cell>
        </table:table-row>
        <table:table-row table:style-name="ro1">
          <table:table-cell office:value-type="float" office:value="-154.786700054655" calcext:value-type="float">
            <text:p>-154.786700054655</text:p>
          </table:table-cell>
        </table:table-row>
        <table:table-row table:style-name="ro1">
          <table:table-cell office:value-type="float" office:value="108.069290404337" calcext:value-type="float">
            <text:p>108.069290404337</text:p>
          </table:table-cell>
        </table:table-row>
        <table:table-row table:style-name="ro1">
          <table:table-cell office:value-type="float" office:value="37.1342088603096" calcext:value-type="float">
            <text:p>37.1342088603096</text:p>
          </table:table-cell>
        </table:table-row>
        <table:table-row table:style-name="ro1">
          <table:table-cell office:value-type="float" office:value="-165.61538799624" calcext:value-type="float">
            <text:p>-165.61538799624</text:p>
          </table:table-cell>
        </table:table-row>
        <table:table-row table:style-name="ro1">
          <table:table-cell office:value-type="float" office:value="93.7226740204848" calcext:value-type="float">
            <text:p>93.7226740204848</text:p>
          </table:table-cell>
        </table:table-row>
        <table:table-row table:style-name="ro1">
          <table:table-cell office:value-type="float" office:value="-114.139110318726" calcext:value-type="float">
            <text:p>-114.139110318726</text:p>
          </table:table-cell>
        </table:table-row>
        <table:table-row table:style-name="ro1">
          <table:table-cell office:value-type="float" office:value="141.42363931242" calcext:value-type="float">
            <text:p>141.42363931242</text:p>
          </table:table-cell>
        </table:table-row>
        <table:table-row table:style-name="ro1">
          <table:table-cell office:value-type="float" office:value="-60.4268113504572" calcext:value-type="float">
            <text:p>-60.4268113504572</text:p>
          </table:table-cell>
        </table:table-row>
        <table:table-row table:style-name="ro1">
          <table:table-cell office:value-type="float" office:value="-164.141022742495" calcext:value-type="float">
            <text:p>-164.141022742495</text:p>
          </table:table-cell>
        </table:table-row>
        <table:table-row table:style-name="ro1">
          <table:table-cell office:value-type="float" office:value="101.488940688725" calcext:value-type="float">
            <text:p>101.488940688725</text:p>
          </table:table-cell>
        </table:table-row>
        <table:table-row table:style-name="ro1">
          <table:table-cell office:value-type="float" office:value="26.367428113697" calcext:value-type="float">
            <text:p>26.367428113697</text:p>
          </table:table-cell>
        </table:table-row>
        <table:table-row table:style-name="ro1">
          <table:table-cell office:value-type="float" office:value="-161.683296614488" calcext:value-type="float">
            <text:p>-161.683296614488</text:p>
          </table:table-cell>
        </table:table-row>
        <table:table-row table:style-name="ro1">
          <table:table-cell office:value-type="float" office:value="83.5910136410069" calcext:value-type="float">
            <text:p>83.5910136410069</text:p>
          </table:table-cell>
        </table:table-row>
        <table:table-row table:style-name="ro1">
          <table:table-cell office:value-type="float" office:value="-108.362600977879" calcext:value-type="float">
            <text:p>-108.362600977879</text:p>
          </table:table-cell>
        </table:table-row>
        <table:table-row table:style-name="ro1">
          <table:table-cell office:value-type="float" office:value="131.301138051903" calcext:value-type="float">
            <text:p>131.301138051903</text:p>
          </table:table-cell>
        </table:table-row>
        <table:table-row table:style-name="ro1">
          <table:table-cell office:value-type="float" office:value="-54.9046739693309" calcext:value-type="float">
            <text:p>-54.9046739693309</text:p>
          </table:table-cell>
        </table:table-row>
        <table:table-row table:style-name="ro1">
          <table:table-cell office:value-type="float" office:value="-177.417480018454" calcext:value-type="float">
            <text:p>-177.417480018454</text:p>
          </table:table-cell>
        </table:table-row>
        <table:table-row table:style-name="ro1">
          <table:table-cell office:value-type="float" office:value="102.590250708298" calcext:value-type="float">
            <text:p>102.590250708298</text:p>
          </table:table-cell>
        </table:table-row>
        <table:table-row table:style-name="ro1">
          <table:table-cell office:value-type="float" office:value="22.2959271684883" calcext:value-type="float">
            <text:p>22.2959271684883</text:p>
          </table:table-cell>
        </table:table-row>
        <table:table-row table:style-name="ro1">
          <table:table-cell office:value-type="float" office:value="-154.047117727482" calcext:value-type="float">
            <text:p>-154.047117727482</text:p>
          </table:table-cell>
        </table:table-row>
        <table:table-row table:style-name="ro1">
          <table:table-cell office:value-type="float" office:value="76.2897028809715" calcext:value-type="float">
            <text:p>76.2897028809715</text:p>
          </table:table-cell>
        </table:table-row>
        <table:table-row table:style-name="ro1">
          <table:table-cell office:value-type="float" office:value="-100.705132127243" calcext:value-type="float">
            <text:p>-100.705132127243</text:p>
          </table:table-cell>
        </table:table-row>
        <table:table-row table:style-name="ro1">
          <table:table-cell office:value-type="float" office:value="123.634331112823" calcext:value-type="float">
            <text:p>123.634331112823</text:p>
          </table:table-cell>
        </table:table-row>
        <table:table-row table:style-name="ro1">
          <table:table-cell office:value-type="float" office:value="-46.7153734161975" calcext:value-type="float">
            <text:p>-46.7153734161975</text:p>
          </table:table-cell>
        </table:table-row>
        <table:table-row table:style-name="ro1">
          <table:table-cell office:value-type="float" office:value="175.021884452484" calcext:value-type="float">
            <text:p>175.021884452484</text:p>
          </table:table-cell>
        </table:table-row>
        <table:table-row table:style-name="ro1">
          <table:table-cell office:value-type="float" office:value="107.803089720242" calcext:value-type="float">
            <text:p>107.803089720242</text:p>
          </table:table-cell>
        </table:table-row>
        <table:table-row table:style-name="ro1">
          <table:table-cell office:value-type="float" office:value="13.4351023929753" calcext:value-type="float">
            <text:p>13.4351023929753</text:p>
          </table:table-cell>
        </table:table-row>
        <table:table-row table:style-name="ro1">
          <table:table-cell office:value-type="float" office:value="-150.166561771556" calcext:value-type="float">
            <text:p>-150.166561771556</text:p>
          </table:table-cell>
        </table:table-row>
        <table:table-row table:style-name="ro1">
          <table:table-cell office:value-type="float" office:value="68.5417840782023" calcext:value-type="float">
            <text:p>68.5417840782023</text:p>
          </table:table-cell>
        </table:table-row>
        <table:table-row table:style-name="ro1">
          <table:table-cell office:value-type="float" office:value="-95.1373117204766" calcext:value-type="float">
            <text:p>-95.1373117204766</text:p>
          </table:table-cell>
        </table:table-row>
        <table:table-row table:style-name="ro1">
          <table:table-cell office:value-type="float" office:value="115.044601310911" calcext:value-type="float">
            <text:p>115.044601310911</text:p>
          </table:table-cell>
        </table:table-row>
        <table:table-row table:style-name="ro1">
          <table:table-cell office:value-type="float" office:value="-39.1631385059527" calcext:value-type="float">
            <text:p>-39.1631385059527</text:p>
          </table:table-cell>
        </table:table-row>
        <table:table-row table:style-name="ro1">
          <table:table-cell office:value-type="float" office:value="166.570437521477" calcext:value-type="float">
            <text:p>166.570437521477</text:p>
          </table:table-cell>
        </table:table-row>
        <table:table-row table:style-name="ro1">
          <table:table-cell office:value-type="float" office:value="95.5480730899902" calcext:value-type="float">
            <text:p>95.5480730899902</text:p>
          </table:table-cell>
        </table:table-row>
        <table:table-row table:style-name="ro1">
          <table:table-cell office:value-type="float" office:value="3.31276359649197" calcext:value-type="float">
            <text:p>3.31276359649197</text:p>
          </table:table-cell>
        </table:table-row>
        <table:table-row table:style-name="ro1">
          <table:table-cell office:value-type="float" office:value="-145.533302585696" calcext:value-type="float">
            <text:p>-145.533302585696</text:p>
          </table:table-cell>
        </table:table-row>
        <table:table-row table:style-name="ro1">
          <table:table-cell office:value-type="float" office:value="60.1381164109462" calcext:value-type="float">
            <text:p>60.1381164109462</text:p>
          </table:table-cell>
        </table:table-row>
        <table:table-row table:style-name="ro1">
          <table:table-cell office:value-type="float" office:value="-89.9158432961084" calcext:value-type="float">
            <text:p>-89.9158432961084</text:p>
          </table:table-cell>
        </table:table-row>
        <table:table-row table:style-name="ro1">
          <table:table-cell office:value-type="float" office:value="107.856739432615" calcext:value-type="float">
            <text:p>107.856739432615</text:p>
          </table:table-cell>
        </table:table-row>
        <table:table-row table:style-name="ro1">
          <table:table-cell office:value-type="float" office:value="-33.2889997072841" calcext:value-type="float">
            <text:p>-33.2889997072841</text:p>
          </table:table-cell>
        </table:table-row>
        <table:table-row table:style-name="ro1">
          <table:table-cell office:value-type="float" office:value="159.861523023391" calcext:value-type="float">
            <text:p>159.861523023391</text:p>
          </table:table-cell>
        </table:table-row>
        <table:table-row table:style-name="ro1">
          <table:table-cell office:value-type="float" office:value="96.1265824932711" calcext:value-type="float">
            <text:p>96.1265824932711</text:p>
          </table:table-cell>
        </table:table-row>
        <table:table-row table:style-name="ro1">
          <table:table-cell office:value-type="float" office:value="-7.98246732643234" calcext:value-type="float">
            <text:p>-7.98246732643234</text:p>
          </table:table-cell>
        </table:table-row>
        <table:table-row table:style-name="ro1">
          <table:table-cell office:value-type="float" office:value="-140.02812447684" calcext:value-type="float">
            <text:p>-140.02812447684</text:p>
          </table:table-cell>
        </table:table-row>
        <table:table-row table:style-name="ro1">
          <table:table-cell office:value-type="float" office:value="52.1285447921132" calcext:value-type="float">
            <text:p>52.1285447921132</text:p>
          </table:table-cell>
        </table:table-row>
        <table:table-row table:style-name="ro1">
          <table:table-cell office:value-type="float" office:value="-84.0191641573437" calcext:value-type="float">
            <text:p>-84.0191641573437</text:p>
          </table:table-cell>
        </table:table-row>
        <table:table-row table:style-name="ro1">
          <table:table-cell office:value-type="float" office:value="100.590054060143" calcext:value-type="float">
            <text:p>100.590054060143</text:p>
          </table:table-cell>
        </table:table-row>
        <table:table-row table:style-name="ro1">
          <table:table-cell office:value-type="float" office:value="-27.8563403704187" calcext:value-type="float">
            <text:p>-27.8563403704187</text:p>
          </table:table-cell>
        </table:table-row>
        <table:table-row table:style-name="ro1">
          <table:table-cell office:value-type="float" office:value="152.223640966314" calcext:value-type="float">
            <text:p>152.223640966314</text:p>
          </table:table-cell>
        </table:table-row>
        <table:table-row table:style-name="ro1">
          <table:table-cell office:value-type="float" office:value="103.444118754194" calcext:value-type="float">
            <text:p>103.444118754194</text:p>
          </table:table-cell>
        </table:table-row>
        <table:table-row table:style-name="ro1">
          <table:table-cell office:value-type="float" office:value="-17.2169618601394" calcext:value-type="float">
            <text:p>-17.2169618601394</text:p>
          </table:table-cell>
        </table:table-row>
        <table:table-row table:style-name="ro1">
          <table:table-cell office:value-type="float" office:value="-132.333141794867" calcext:value-type="float">
            <text:p>-132.333141794867</text:p>
          </table:table-cell>
        </table:table-row>
        <table:table-row table:style-name="ro1">
          <table:table-cell office:value-type="float" office:value="43.8198790404214" calcext:value-type="float">
            <text:p>43.8198790404214</text:p>
          </table:table-cell>
        </table:table-row>
        <table:table-row table:style-name="ro1">
          <table:table-cell office:value-type="float" office:value="-75.9768399610549" calcext:value-type="float">
            <text:p>-75.9768399610549</text:p>
          </table:table-cell>
        </table:table-row>
        <table:table-row table:style-name="ro1">
          <table:table-cell office:value-type="float" office:value="91.8821320537359" calcext:value-type="float">
            <text:p>91.8821320537359</text:p>
          </table:table-cell>
        </table:table-row>
        <table:table-row table:style-name="ro1">
          <table:table-cell office:value-type="float" office:value="-19.9529808700111" calcext:value-type="float">
            <text:p>-19.9529808700111</text:p>
          </table:table-cell>
        </table:table-row>
        <table:table-row table:style-name="ro1">
          <table:table-cell office:value-type="float" office:value="143.348916457752" calcext:value-type="float">
            <text:p>143.348916457752</text:p>
          </table:table-cell>
        </table:table-row>
        <table:table-row table:style-name="ro1">
          <table:table-cell office:value-type="float" office:value="110.27706314856" calcext:value-type="float">
            <text:p>110.27706314856</text:p>
          </table:table-cell>
        </table:table-row>
        <table:table-row table:style-name="ro1">
          <table:table-cell office:value-type="float" office:value="-21.6509010440277" calcext:value-type="float">
            <text:p>-21.6509010440277</text:p>
          </table:table-cell>
        </table:table-row>
        <table:table-row table:style-name="ro1">
          <table:table-cell office:value-type="float" office:value="-125.413237534425" calcext:value-type="float">
            <text:p>-125.413237534425</text:p>
          </table:table-cell>
        </table:table-row>
        <table:table-row table:style-name="ro1">
          <table:table-cell office:value-type="float" office:value="38.0507074836542" calcext:value-type="float">
            <text:p>38.0507074836542</text:p>
          </table:table-cell>
        </table:table-row>
        <table:table-row table:style-name="ro1">
          <table:table-cell office:value-type="float" office:value="-69.1386891062511" calcext:value-type="float">
            <text:p>-69.1386891062511</text:p>
          </table:table-cell>
        </table:table-row>
        <table:table-row table:style-name="ro1">
          <table:table-cell office:value-type="float" office:value="85.9700855738113" calcext:value-type="float">
            <text:p>85.9700855738113</text:p>
          </table:table-cell>
        </table:table-row>
        <table:table-row table:style-name="ro1">
          <table:table-cell office:value-type="float" office:value="-12.3903881291855" calcext:value-type="float">
            <text:p>-12.3903881291855</text:p>
          </table:table-cell>
        </table:table-row>
        <table:table-row table:style-name="ro1">
          <table:table-cell office:value-type="float" office:value="138.138111217884" calcext:value-type="float">
            <text:p>138.138111217884</text:p>
          </table:table-cell>
        </table:table-row>
        <table:table-row table:style-name="ro1">
          <table:table-cell office:value-type="float" office:value="111.405479062582" calcext:value-type="float">
            <text:p>111.405479062582</text:p>
          </table:table-cell>
        </table:table-row>
        <table:table-row table:style-name="ro1">
          <table:table-cell office:value-type="float" office:value="-31.2228226504192" calcext:value-type="float">
            <text:p>-31.2228226504192</text:p>
          </table:table-cell>
        </table:table-row>
        <table:table-row table:style-name="ro1">
          <table:table-cell office:value-type="float" office:value="-118.776763584821" calcext:value-type="float">
            <text:p>-118.776763584821</text:p>
          </table:table-cell>
        </table:table-row>
        <table:table-row table:style-name="ro1">
          <table:table-cell office:value-type="float" office:value="30.3547494512183" calcext:value-type="float">
            <text:p>30.3547494512183</text:p>
          </table:table-cell>
        </table:table-row>
        <table:table-row table:style-name="ro1">
          <table:table-cell office:value-type="float" office:value="-62.1748664579102" calcext:value-type="float">
            <text:p>-62.1748664579102</text:p>
          </table:table-cell>
        </table:table-row>
        <table:table-row table:style-name="ro1">
          <table:table-cell office:value-type="float" office:value="79.5167160539448" calcext:value-type="float">
            <text:p>79.5167160539448</text:p>
          </table:table-cell>
        </table:table-row>
        <table:table-row table:style-name="ro1">
          <table:table-cell office:value-type="float" office:value="-5.20969490252889" calcext:value-type="float">
            <text:p>-5.20969490252889</text:p>
          </table:table-cell>
        </table:table-row>
        <table:table-row table:style-name="ro1">
          <table:table-cell office:value-type="float" office:value="132.064533964983" calcext:value-type="float">
            <text:p>132.064533964983</text:p>
          </table:table-cell>
        </table:table-row>
        <table:table-row table:style-name="ro1">
          <table:table-cell office:value-type="float" office:value="126.035052873814" calcext:value-type="float">
            <text:p>126.035052873814</text:p>
          </table:table-cell>
        </table:table-row>
        <table:table-row table:style-name="ro1">
          <table:table-cell office:value-type="float" office:value="-35.7767197262654" calcext:value-type="float">
            <text:p>-35.7767197262654</text:p>
          </table:table-cell>
        </table:table-row>
        <table:table-row table:style-name="ro1">
          <table:table-cell office:value-type="float" office:value="-110.57605326521" calcext:value-type="float">
            <text:p>-110.57605326521</text:p>
          </table:table-cell>
        </table:table-row>
        <table:table-row table:style-name="ro1">
          <table:table-cell office:value-type="float" office:value="24.461368840955" calcext:value-type="float">
            <text:p>24.461368840955</text:p>
          </table:table-cell>
        </table:table-row>
        <table:table-row table:style-name="ro1">
          <table:table-cell office:value-type="float" office:value="-53.4893105497712" calcext:value-type="float">
            <text:p>-53.4893105497712</text:p>
          </table:table-cell>
        </table:table-row>
        <table:table-row table:style-name="ro1">
          <table:table-cell office:value-type="float" office:value="72.9537730341629" calcext:value-type="float">
            <text:p>72.9537730341629</text:p>
          </table:table-cell>
        </table:table-row>
        <table:table-row table:style-name="ro1">
          <table:table-cell office:value-type="float" office:value="4.12359866037458" calcext:value-type="float">
            <text:p>4.12359866037458</text:p>
          </table:table-cell>
        </table:table-row>
        <table:table-row table:style-name="ro1">
          <table:table-cell office:value-type="float" office:value="124.920227046389" calcext:value-type="float">
            <text:p>124.920227046389</text:p>
          </table:table-cell>
        </table:table-row>
        <table:table-row table:style-name="ro1">
          <table:table-cell office:value-type="float" office:value="135.523895959943" calcext:value-type="float">
            <text:p>135.523895959943</text:p>
          </table:table-cell>
        </table:table-row>
        <table:table-row table:style-name="ro1">
          <table:table-cell office:value-type="float" office:value="-38.851220402545" calcext:value-type="float">
            <text:p>-38.851220402545</text:p>
          </table:table-cell>
        </table:table-row>
        <table:table-row table:style-name="ro1">
          <table:table-cell office:value-type="float" office:value="-103.439973258427" calcext:value-type="float">
            <text:p>-103.439973258427</text:p>
          </table:table-cell>
        </table:table-row>
        <table:table-row table:style-name="ro1">
          <table:table-cell office:value-type="float" office:value="19.4411636607167" calcext:value-type="float">
            <text:p>19.4411636607167</text:p>
          </table:table-cell>
        </table:table-row>
        <table:table-row table:style-name="ro1">
          <table:table-cell office:value-type="float" office:value="-46.0045250328886" calcext:value-type="float">
            <text:p>-46.0045250328886</text:p>
          </table:table-cell>
        </table:table-row>
        <table:table-row table:style-name="ro1">
          <table:table-cell office:value-type="float" office:value="68.3533621019907" calcext:value-type="float">
            <text:p>68.3533621019907</text:p>
          </table:table-cell>
        </table:table-row>
        <table:table-row table:style-name="ro1">
          <table:table-cell office:value-type="float" office:value="12.8422331335752" calcext:value-type="float">
            <text:p>12.8422331335752</text:p>
          </table:table-cell>
        </table:table-row>
        <table:table-row table:style-name="ro1">
          <table:table-cell office:value-type="float" office:value="121.991811792655" calcext:value-type="float">
            <text:p>121.991811792655</text:p>
          </table:table-cell>
        </table:table-row>
        <table:table-row table:style-name="ro1">
          <table:table-cell office:value-type="float" office:value="143.1012878143" calcext:value-type="float">
            <text:p>143.1012878143</text:p>
          </table:table-cell>
        </table:table-row>
        <table:table-row table:style-name="ro1">
          <table:table-cell office:value-type="float" office:value="-44.3393717646673" calcext:value-type="float">
            <text:p>-44.3393717646673</text:p>
          </table:table-cell>
        </table:table-row>
        <table:table-row table:style-name="ro1">
          <table:table-cell office:value-type="float" office:value="-96.7726526371457" calcext:value-type="float">
            <text:p>-96.7726526371457</text:p>
          </table:table-cell>
        </table:table-row>
        <table:table-row table:style-name="ro1">
          <table:table-cell office:value-type="float" office:value="13.2596081448108" calcext:value-type="float">
            <text:p>13.2596081448108</text:p>
          </table:table-cell>
        </table:table-row>
        <table:table-row table:style-name="ro1">
          <table:table-cell office:value-type="float" office:value="-38.638689202078" calcext:value-type="float">
            <text:p>-38.638689202078</text:p>
          </table:table-cell>
        </table:table-row>
        <table:table-row table:style-name="ro1">
          <table:table-cell office:value-type="float" office:value="61.4667907247022" calcext:value-type="float">
            <text:p>61.4667907247022</text:p>
          </table:table-cell>
        </table:table-row>
        <table:table-row table:style-name="ro1">
          <table:table-cell office:value-type="float" office:value="19.6553623221741" calcext:value-type="float">
            <text:p>19.6553623221741</text:p>
          </table:table-cell>
        </table:table-row>
        <table:table-row table:style-name="ro1">
          <table:table-cell office:value-type="float" office:value="114.125737339015" calcext:value-type="float">
            <text:p>114.125737339015</text:p>
          </table:table-cell>
        </table:table-row>
        <table:table-row table:style-name="ro1">
          <table:table-cell office:value-type="float" office:value="149.954525991307" calcext:value-type="float">
            <text:p>149.954525991307</text:p>
          </table:table-cell>
        </table:table-row>
        <table:table-row table:style-name="ro1">
          <table:table-cell office:value-type="float" office:value="-48.3016570243749" calcext:value-type="float">
            <text:p>-48.3016570243749</text:p>
          </table:table-cell>
        </table:table-row>
        <table:table-row table:style-name="ro1">
          <table:table-cell office:value-type="float" office:value="-88.863146613474" calcext:value-type="float">
            <text:p>-88.863146613474</text:p>
          </table:table-cell>
        </table:table-row>
        <table:table-row table:style-name="ro1">
          <table:table-cell office:value-type="float" office:value="6.89591643261145" calcext:value-type="float">
            <text:p>6.89591643261145</text:p>
          </table:table-cell>
        </table:table-row>
        <table:table-row table:style-name="ro1">
          <table:table-cell office:value-type="float" office:value="-30.8973961079227" calcext:value-type="float">
            <text:p>-30.8973961079227</text:p>
          </table:table-cell>
        </table:table-row>
        <table:table-row table:style-name="ro1">
          <table:table-cell office:value-type="float" office:value="55.6759291573014" calcext:value-type="float">
            <text:p>55.6759291573014</text:p>
          </table:table-cell>
        </table:table-row>
        <table:table-row table:style-name="ro1">
          <table:table-cell office:value-type="float" office:value="28.6396673245139" calcext:value-type="float">
            <text:p>28.6396673245139</text:p>
          </table:table-cell>
        </table:table-row>
        <table:table-row table:style-name="ro1">
          <table:table-cell office:value-type="float" office:value="109.064830716319" calcext:value-type="float">
            <text:p>109.064830716319</text:p>
          </table:table-cell>
        </table:table-row>
        <table:table-row table:style-name="ro1">
          <table:table-cell office:value-type="float" office:value="163.337337975168" calcext:value-type="float">
            <text:p>163.337337975168</text:p>
          </table:table-cell>
        </table:table-row>
        <table:table-row table:style-name="ro1">
          <table:table-cell office:value-type="float" office:value="-55.7021341131024" calcext:value-type="float">
            <text:p>-55.7021341131024</text:p>
          </table:table-cell>
        </table:table-row>
        <table:table-row table:style-name="ro1">
          <table:table-cell office:value-type="float" office:value="-80.2369130775299" calcext:value-type="float">
            <text:p>-80.2369130775299</text:p>
          </table:table-cell>
        </table:table-row>
        <table:table-row table:style-name="ro1">
          <table:table-cell office:value-type="float" office:value="-0.347491791238467" calcext:value-type="float">
            <text:p>-0.347491791238467</text:p>
          </table:table-cell>
        </table:table-row>
        <table:table-row table:style-name="ro1">
          <table:table-cell office:value-type="float" office:value="-22.6674011884062" calcext:value-type="float">
            <text:p>-22.6674011884062</text:p>
          </table:table-cell>
        </table:table-row>
        <table:table-row table:style-name="ro1">
          <table:table-cell office:value-type="float" office:value="47.8302748282866" calcext:value-type="float">
            <text:p>47.8302748282866</text:p>
          </table:table-cell>
        </table:table-row>
        <table:table-row table:style-name="ro1">
          <table:table-cell office:value-type="float" office:value="35.6933082141011" calcext:value-type="float">
            <text:p>35.6933082141011</text:p>
          </table:table-cell>
        </table:table-row>
        <table:table-row table:style-name="ro1">
          <table:table-cell office:value-type="float" office:value="101.775942633393" calcext:value-type="float">
            <text:p>101.775942633393</text:p>
          </table:table-cell>
        </table:table-row>
        <table:table-row table:style-name="ro1">
          <table:table-cell office:value-type="float" office:value="171.049258374151" calcext:value-type="float">
            <text:p>171.049258374151</text:p>
          </table:table-cell>
        </table:table-row>
        <table:table-row table:style-name="ro1">
          <table:table-cell office:value-type="float" office:value="-64.5525063359517" calcext:value-type="float">
            <text:p>-64.5525063359517</text:p>
          </table:table-cell>
        </table:table-row>
        <table:table-row table:style-name="ro1">
          <table:table-cell office:value-type="float" office:value="-73.6976065545104" calcext:value-type="float">
            <text:p>-73.6976065545104</text:p>
          </table:table-cell>
        </table:table-row>
        <table:table-row table:style-name="ro1">
          <table:table-cell office:value-type="float" office:value="-7.31992335593947" calcext:value-type="float">
            <text:p>-7.31992335593947</text:p>
          </table:table-cell>
        </table:table-row>
        <table:table-row table:style-name="ro1">
          <table:table-cell office:value-type="float" office:value="-15.8783199910794" calcext:value-type="float">
            <text:p>-15.8783199910794</text:p>
          </table:table-cell>
        </table:table-row>
        <table:table-row table:style-name="ro1">
          <table:table-cell office:value-type="float" office:value="41.5059694931665" calcext:value-type="float">
            <text:p>41.5059694931665</text:p>
          </table:table-cell>
        </table:table-row>
        <table:table-row table:style-name="ro1">
          <table:table-cell office:value-type="float" office:value="42.6589245834401" calcext:value-type="float">
            <text:p>42.6589245834401</text:p>
          </table:table-cell>
        </table:table-row>
        <table:table-row table:style-name="ro1">
          <table:table-cell office:value-type="float" office:value="96.5118264534532" calcext:value-type="float">
            <text:p>96.5118264534532</text:p>
          </table:table-cell>
        </table:table-row>
        <table:table-row table:style-name="ro1">
          <table:table-cell office:value-type="float" office:value="179.207223645749" calcext:value-type="float">
            <text:p>179.207223645749</text:p>
          </table:table-cell>
        </table:table-row>
        <table:table-row table:style-name="ro1">
          <table:table-cell office:value-type="float" office:value="-73.7219958340755" calcext:value-type="float">
            <text:p>-73.7219958340755</text:p>
          </table:table-cell>
        </table:table-row>
        <table:table-row table:style-name="ro1">
          <table:table-cell office:value-type="float" office:value="-65.4661815793697" calcext:value-type="float">
            <text:p>-65.4661815793697</text:p>
          </table:table-cell>
        </table:table-row>
        <table:table-row table:style-name="ro1">
          <table:table-cell office:value-type="float" office:value="-15.5907863066726" calcext:value-type="float">
            <text:p>-15.5907863066726</text:p>
          </table:table-cell>
        </table:table-row>
        <table:table-row table:style-name="ro1">
          <table:table-cell office:value-type="float" office:value="-7.64115275771223" calcext:value-type="float">
            <text:p>-7.64115275771223</text:p>
          </table:table-cell>
        </table:table-row>
        <table:table-row table:style-name="ro1">
          <table:table-cell office:value-type="float" office:value="33.9645658022625" calcext:value-type="float">
            <text:p>33.9645658022625</text:p>
          </table:table-cell>
        </table:table-row>
        <table:table-row table:style-name="ro1">
          <table:table-cell office:value-type="float" office:value="50.7807997569693" calcext:value-type="float">
            <text:p>50.7807997569693</text:p>
          </table:table-cell>
        </table:table-row>
        <table:table-row table:style-name="ro1">
          <table:table-cell office:value-type="float" office:value="88.3427005899575" calcext:value-type="float">
            <text:p>88.3427005899575</text:p>
          </table:table-cell>
        </table:table-row>
        <table:table-row table:style-name="ro1">
          <table:table-cell office:value-type="float" office:value="-166.391302887055" calcext:value-type="float">
            <text:p>-166.391302887055</text:p>
          </table:table-cell>
        </table:table-row>
        <table:table-row table:style-name="ro1">
          <table:table-cell office:value-type="float" office:value="-78.9879299081497" calcext:value-type="float">
            <text:p>-78.9879299081497</text:p>
          </table:table-cell>
        </table:table-row>
        <table:table-row table:style-name="ro1">
          <table:table-cell office:value-type="float" office:value="-56.5463498816514" calcext:value-type="float">
            <text:p>-56.5463498816514</text:p>
          </table:table-cell>
        </table:table-row>
        <table:table-row table:style-name="ro1">
          <table:table-cell office:value-type="float" office:value="-22.4185112874788" calcext:value-type="float">
            <text:p>-22.4185112874788</text:p>
          </table:table-cell>
        </table:table-row>
        <table:table-row table:style-name="ro1">
          <table:table-cell office:value-type="float" office:value="0.853708329266786" calcext:value-type="float">
            <text:p>0.853708329266786</text:p>
          </table:table-cell>
        </table:table-row>
        <table:table-row table:style-name="ro1">
          <table:table-cell office:value-type="float" office:value="26.0912062404787" calcext:value-type="float">
            <text:p>26.0912062404787</text:p>
          </table:table-cell>
        </table:table-row>
        <table:table-row table:style-name="ro1">
          <table:table-cell office:value-type="float" office:value="58.8472935227337" calcext:value-type="float">
            <text:p>58.8472935227337</text:p>
          </table:table-cell>
        </table:table-row>
        <table:table-row table:style-name="ro1">
          <table:table-cell office:value-type="float" office:value="79.0134492781531" calcext:value-type="float">
            <text:p>79.0134492781531</text:p>
          </table:table-cell>
        </table:table-row>
        <table:table-row table:style-name="ro1">
          <table:table-cell office:value-type="float" office:value="-155.950224691331" calcext:value-type="float">
            <text:p>-155.950224691331</text:p>
          </table:table-cell>
        </table:table-row>
        <table:table-row table:style-name="ro1">
          <table:table-cell office:value-type="float" office:value="-81.9372763167725" calcext:value-type="float">
            <text:p>-81.9372763167725</text:p>
          </table:table-cell>
        </table:table-row>
        <table:table-row table:style-name="ro1">
          <table:table-cell office:value-type="float" office:value="-49.5208169495575" calcext:value-type="float">
            <text:p>-49.5208169495575</text:p>
          </table:table-cell>
        </table:table-row>
        <table:table-row table:style-name="ro1">
          <table:table-cell office:value-type="float" office:value="-28.172982147297" calcext:value-type="float">
            <text:p>-28.172982147297</text:p>
          </table:table-cell>
        </table:table-row>
        <table:table-row table:style-name="ro1">
          <table:table-cell office:value-type="float" office:value="8.09836264324093" calcext:value-type="float">
            <text:p>8.09836264324093</text:p>
          </table:table-cell>
        </table:table-row>
        <table:table-row table:style-name="ro1">
          <table:table-cell office:value-type="float" office:value="18.8891199288099" calcext:value-type="float">
            <text:p>18.8891199288099</text:p>
          </table:table-cell>
        </table:table-row>
        <table:table-row table:style-name="ro1">
          <table:table-cell office:value-type="float" office:value="66.477921141958" calcext:value-type="float">
            <text:p>66.477921141958</text:p>
          </table:table-cell>
        </table:table-row>
        <table:table-row table:style-name="ro1">
          <table:table-cell office:value-type="float" office:value="70.4980349075833" calcext:value-type="float">
            <text:p>70.4980349075833</text:p>
          </table:table-cell>
        </table:table-row>
        <table:table-row table:style-name="ro1">
          <table:table-cell office:value-type="float" office:value="-153.455581079687" calcext:value-type="float">
            <text:p>-153.455581079687</text:p>
          </table:table-cell>
        </table:table-row>
        <table:table-row table:style-name="ro1">
          <table:table-cell office:value-type="float" office:value="-86.2832077698621" calcext:value-type="float">
            <text:p>-86.2832077698621</text:p>
          </table:table-cell>
        </table:table-row>
        <table:table-row table:style-name="ro1">
          <table:table-cell office:value-type="float" office:value="-43.3072109716808" calcext:value-type="float">
            <text:p>-43.3072109716808</text:p>
          </table:table-cell>
        </table:table-row>
        <table:table-row table:style-name="ro1">
          <table:table-cell office:value-type="float" office:value="-34.4494444793257" calcext:value-type="float">
            <text:p>-34.4494444793257</text:p>
          </table:table-cell>
        </table:table-row>
        <table:table-row table:style-name="ro1">
          <table:table-cell office:value-type="float" office:value="14.7442233165694" calcext:value-type="float">
            <text:p>14.7442233165694</text:p>
          </table:table-cell>
        </table:table-row>
        <table:table-row table:style-name="ro1">
          <table:table-cell office:value-type="float" office:value="11.8011210661349" calcext:value-type="float">
            <text:p>11.8011210661349</text:p>
          </table:table-cell>
        </table:table-row>
        <table:table-row table:style-name="ro1">
          <table:table-cell office:value-type="float" office:value="73.5721584877502" calcext:value-type="float">
            <text:p>73.5721584877502</text:p>
          </table:table-cell>
        </table:table-row>
        <table:table-row table:style-name="ro1">
          <table:table-cell office:value-type="float" office:value="61.8110973620251" calcext:value-type="float">
            <text:p>61.8110973620251</text:p>
          </table:table-cell>
        </table:table-row>
        <table:table-row table:style-name="ro1">
          <table:table-cell office:value-type="float" office:value="-147.400525297799" calcext:value-type="float">
            <text:p>-147.400525297799</text:p>
          </table:table-cell>
        </table:table-row>
        <table:table-row table:style-name="ro1">
          <table:table-cell office:value-type="float" office:value="-91.620813842977" calcext:value-type="float">
            <text:p>-91.620813842977</text:p>
          </table:table-cell>
        </table:table-row>
        <table:table-row table:style-name="ro1">
          <table:table-cell office:value-type="float" office:value="-35.3163622196723" calcext:value-type="float">
            <text:p>-35.3163622196723</text:p>
          </table:table-cell>
        </table:table-row>
        <table:table-row table:style-name="ro1">
          <table:table-cell office:value-type="float" office:value="-41.7085120969058" calcext:value-type="float">
            <text:p>-41.7085120969058</text:p>
          </table:table-cell>
        </table:table-row>
        <table:table-row table:style-name="ro1">
          <table:table-cell office:value-type="float" office:value="22.5631366804202" calcext:value-type="float">
            <text:p>22.5631366804202</text:p>
          </table:table-cell>
        </table:table-row>
        <table:table-row table:style-name="ro1">
          <table:table-cell office:value-type="float" office:value="4.12957634014498" calcext:value-type="float">
            <text:p>4.12957634014498</text:p>
          </table:table-cell>
        </table:table-row>
        <table:table-row table:style-name="ro1">
          <table:table-cell office:value-type="float" office:value="81.4313952110294" calcext:value-type="float">
            <text:p>81.4313952110294</text:p>
          </table:table-cell>
        </table:table-row>
        <table:table-row table:style-name="ro1">
          <table:table-cell office:value-type="float" office:value="53.5509638584769" calcext:value-type="float">
            <text:p>53.5509638584769</text:p>
          </table:table-cell>
        </table:table-row>
        <table:table-row table:style-name="ro1">
          <table:table-cell office:value-type="float" office:value="-141.755257523735" calcext:value-type="float">
            <text:p>-141.755257523735</text:p>
          </table:table-cell>
        </table:table-row>
        <table:table-row table:style-name="ro1">
          <table:table-cell office:value-type="float" office:value="-98.190828167986" calcext:value-type="float">
            <text:p>-98.190828167986</text:p>
          </table:table-cell>
        </table:table-row>
        <table:table-row table:style-name="ro1">
          <table:table-cell office:value-type="float" office:value="-28.944356490144" calcext:value-type="float">
            <text:p>-28.944356490144</text:p>
          </table:table-cell>
        </table:table-row>
        <table:table-row table:style-name="ro1">
          <table:table-cell office:value-type="float" office:value="-49.0424233718553" calcext:value-type="float">
            <text:p>-49.0424233718553</text:p>
          </table:table-cell>
        </table:table-row>
        <table:table-row table:style-name="ro1">
          <table:table-cell office:value-type="float" office:value="28.9691872308317" calcext:value-type="float">
            <text:p>28.9691872308317</text:p>
          </table:table-cell>
        </table:table-row>
        <table:table-row table:style-name="ro1">
          <table:table-cell office:value-type="float" office:value="-4.67050715714589" calcext:value-type="float">
            <text:p>-4.67050715714589</text:p>
          </table:table-cell>
        </table:table-row>
        <table:table-row table:style-name="ro1">
          <table:table-cell office:value-type="float" office:value="87.5046866333358" calcext:value-type="float">
            <text:p>87.5046866333358</text:p>
          </table:table-cell>
        </table:table-row>
        <table:table-row table:style-name="ro1">
          <table:table-cell office:value-type="float" office:value="41.4504077553496" calcext:value-type="float">
            <text:p>41.4504077553496</text:p>
          </table:table-cell>
        </table:table-row>
        <table:table-row table:style-name="ro1">
          <table:table-cell office:value-type="float" office:value="-139.626013615914" calcext:value-type="float">
            <text:p>-139.626013615914</text:p>
          </table:table-cell>
        </table:table-row>
        <table:table-row table:style-name="ro1">
          <table:table-cell office:value-type="float" office:value="-103.873262424393" calcext:value-type="float">
            <text:p>-103.873262424393</text:p>
          </table:table-cell>
        </table:table-row>
        <table:table-row table:style-name="ro1">
          <table:table-cell office:value-type="float" office:value="-22.6434268556295" calcext:value-type="float">
            <text:p>-22.6434268556295</text:p>
          </table:table-cell>
        </table:table-row>
        <table:table-row table:style-name="ro1">
          <table:table-cell office:value-type="float" office:value="-57.1483422992344" calcext:value-type="float">
            <text:p>-57.1483422992344</text:p>
          </table:table-cell>
        </table:table-row>
        <table:table-row table:style-name="ro1">
          <table:table-cell office:value-type="float" office:value="36.0294821346477" calcext:value-type="float">
            <text:p>36.0294821346477</text:p>
          </table:table-cell>
        </table:table-row>
        <table:table-row table:style-name="ro1">
          <table:table-cell office:value-type="float" office:value="-12.9477547729678" calcext:value-type="float">
            <text:p>-12.9477547729678</text:p>
          </table:table-cell>
        </table:table-row>
        <table:table-row table:style-name="ro1">
          <table:table-cell office:value-type="float" office:value="94.4503582295858" calcext:value-type="float">
            <text:p>94.4503582295858</text:p>
          </table:table-cell>
        </table:table-row>
        <table:table-row table:style-name="ro1">
          <table:table-cell office:value-type="float" office:value="30.1056944314495" calcext:value-type="float">
            <text:p>30.1056944314495</text:p>
          </table:table-cell>
        </table:table-row>
        <table:table-row table:style-name="ro1">
          <table:table-cell office:value-type="float" office:value="-127.689258882605" calcext:value-type="float">
            <text:p>-127.689258882605</text:p>
          </table:table-cell>
        </table:table-row>
        <table:table-row table:style-name="ro1">
          <table:table-cell office:value-type="float" office:value="-105.963510362181" calcext:value-type="float">
            <text:p>-105.963510362181</text:p>
          </table:table-cell>
        </table:table-row>
        <table:table-row table:style-name="ro1">
          <table:table-cell office:value-type="float" office:value="-14.5997158788635" calcext:value-type="float">
            <text:p>-14.5997158788635</text:p>
          </table:table-cell>
        </table:table-row>
        <table:table-row table:style-name="ro1">
          <table:table-cell office:value-type="float" office:value="-62.9450986528557" calcext:value-type="float">
            <text:p>-62.9450986528557</text:p>
          </table:table-cell>
        </table:table-row>
        <table:table-row table:style-name="ro1">
          <table:table-cell office:value-type="float" office:value="43.6779157104587" calcext:value-type="float">
            <text:p>43.6779157104587</text:p>
          </table:table-cell>
        </table:table-row>
        <table:table-row table:style-name="ro1">
          <table:table-cell office:value-type="float" office:value="-19.1033038709644" calcext:value-type="float">
            <text:p>-19.1033038709644</text:p>
          </table:table-cell>
        </table:table-row>
        <table:table-row table:style-name="ro1">
          <table:table-cell office:value-type="float" office:value="103.219929152108" calcext:value-type="float">
            <text:p>103.219929152108</text:p>
          </table:table-cell>
        </table:table-row>
        <table:table-row table:style-name="ro1">
          <table:table-cell office:value-type="float" office:value="25.3819759042489" calcext:value-type="float">
            <text:p>25.3819759042489</text:p>
          </table:table-cell>
        </table:table-row>
        <table:table-row table:style-name="ro1">
          <table:table-cell office:value-type="float" office:value="-114.795087651005" calcext:value-type="float">
            <text:p>-114.795087651005</text:p>
          </table:table-cell>
        </table:table-row>
        <table:table-row table:style-name="ro1">
          <table:table-cell office:value-type="float" office:value="-115.539393511863" calcext:value-type="float">
            <text:p>-115.539393511863</text:p>
          </table:table-cell>
        </table:table-row>
        <table:table-row table:style-name="ro1">
          <table:table-cell office:value-type="float" office:value="-5.32726045525044" calcext:value-type="float">
            <text:p>-5.32726045525044</text:p>
          </table:table-cell>
        </table:table-row>
        <table:table-row table:style-name="ro1">
          <table:table-cell office:value-type="float" office:value="-71.8405056552593" calcext:value-type="float">
            <text:p>-71.8405056552593</text:p>
          </table:table-cell>
        </table:table-row>
        <table:table-row table:style-name="ro1">
          <table:table-cell office:value-type="float" office:value="53.1693667724648" calcext:value-type="float">
            <text:p>53.1693667724648</text:p>
          </table:table-cell>
        </table:table-row>
        <table:table-row table:style-name="ro1">
          <table:table-cell office:value-type="float" office:value="-27.0775866990999" calcext:value-type="float">
            <text:p>-27.0775866990999</text:p>
          </table:table-cell>
        </table:table-row>
        <table:table-row table:style-name="ro1">
          <table:table-cell office:value-type="float" office:value="113.406837422614" calcext:value-type="float">
            <text:p>113.406837422614</text:p>
          </table:table-cell>
        </table:table-row>
        <table:table-row table:style-name="ro1">
          <table:table-cell office:value-type="float" office:value="18.7981163016406" calcext:value-type="float">
            <text:p>18.7981163016406</text:p>
          </table:table-cell>
        </table:table-row>
        <table:table-row table:style-name="ro1">
          <table:table-cell office:value-type="float" office:value="-102.990131855252" calcext:value-type="float">
            <text:p>-102.990131855252</text:p>
          </table:table-cell>
        </table:table-row>
        <table:table-row table:style-name="ro1">
          <table:table-cell office:value-type="float" office:value="-126.028842185791" calcext:value-type="float">
            <text:p>-126.028842185791</text:p>
          </table:table-cell>
        </table:table-row>
        <table:table-row table:style-name="ro1">
          <table:table-cell office:value-type="float" office:value="1.65266563687511" calcext:value-type="float">
            <text:p>1.65266563687511</text:p>
          </table:table-cell>
        </table:table-row>
        <table:table-row table:style-name="ro1">
          <table:table-cell office:value-type="float" office:value="-80.2364225523926" calcext:value-type="float">
            <text:p>-80.2364225523926</text:p>
          </table:table-cell>
        </table:table-row>
        <table:table-row table:style-name="ro1">
          <table:table-cell office:value-type="float" office:value="60.4224762282555" calcext:value-type="float">
            <text:p>60.4224762282555</text:p>
          </table:table-cell>
        </table:table-row>
        <table:table-row table:style-name="ro1">
          <table:table-cell office:value-type="float" office:value="-35.9925675092105" calcext:value-type="float">
            <text:p>-35.9925675092105</text:p>
          </table:table-cell>
        </table:table-row>
        <table:table-row table:style-name="ro1">
          <table:table-cell office:value-type="float" office:value="121.375209423534" calcext:value-type="float">
            <text:p>121.375209423534</text:p>
          </table:table-cell>
        </table:table-row>
        <table:table-row table:style-name="ro1">
          <table:table-cell office:value-type="float" office:value="9.4846557335883" calcext:value-type="float">
            <text:p>9.4846557335883</text:p>
          </table:table-cell>
        </table:table-row>
        <table:table-row table:style-name="ro1">
          <table:table-cell office:value-type="float" office:value="-99.5150907851327" calcext:value-type="float">
            <text:p>-99.5150907851327</text:p>
          </table:table-cell>
        </table:table-row>
        <table:table-row table:style-name="ro1">
          <table:table-cell office:value-type="float" office:value="-134.232781453353" calcext:value-type="float">
            <text:p>-134.232781453353</text:p>
          </table:table-cell>
        </table:table-row>
        <table:table-row table:style-name="ro1">
          <table:table-cell office:value-type="float" office:value="6.74713467030358" calcext:value-type="float">
            <text:p>6.74713467030358</text:p>
          </table:table-cell>
        </table:table-row>
        <table:table-row table:style-name="ro1">
          <table:table-cell office:value-type="float" office:value="-89.0190188323808" calcext:value-type="float">
            <text:p>-89.0190188323808</text:p>
          </table:table-cell>
        </table:table-row>
        <table:table-row table:style-name="ro1">
          <table:table-cell office:value-type="float" office:value="67.1180307848518" calcext:value-type="float">
            <text:p>67.1180307848518</text:p>
          </table:table-cell>
        </table:table-row>
        <table:table-row table:style-name="ro1">
          <table:table-cell office:value-type="float" office:value="-45.4448185058437" calcext:value-type="float">
            <text:p>-45.4448185058437</text:p>
          </table:table-cell>
        </table:table-row>
        <table:table-row table:style-name="ro1">
          <table:table-cell office:value-type="float" office:value="128.03941200889" calcext:value-type="float">
            <text:p>128.03941200889</text:p>
          </table:table-cell>
        </table:table-row>
        <table:table-row table:style-name="ro1">
          <table:table-cell office:value-type="float" office:value="-3.45934563986932" calcext:value-type="float">
            <text:p>-3.45934563986932</text:p>
          </table:table-cell>
        </table:table-row>
        <table:table-row table:style-name="ro1">
          <table:table-cell office:value-type="float" office:value="-96.7226443344541" calcext:value-type="float">
            <text:p>-96.7226443344541</text:p>
          </table:table-cell>
        </table:table-row>
        <table:table-row table:style-name="ro1">
          <table:table-cell office:value-type="float" office:value="-136.932216733959" calcext:value-type="float">
            <text:p>-136.932216733959</text:p>
          </table:table-cell>
        </table:table-row>
        <table:table-row table:style-name="ro1">
          <table:table-cell office:value-type="float" office:value="14.984165084222" calcext:value-type="float">
            <text:p>14.984165084222</text:p>
          </table:table-cell>
        </table:table-row>
        <table:table-row table:style-name="ro1">
          <table:table-cell office:value-type="float" office:value="-94.9372871151243" calcext:value-type="float">
            <text:p>-94.9372871151243</text:p>
          </table:table-cell>
        </table:table-row>
        <table:table-row table:style-name="ro1">
          <table:table-cell office:value-type="float" office:value="74.1462285686305" calcext:value-type="float">
            <text:p>74.1462285686305</text:p>
          </table:table-cell>
        </table:table-row>
        <table:table-row table:style-name="ro1">
          <table:table-cell office:value-type="float" office:value="-51.9213773326276" calcext:value-type="float">
            <text:p>-51.9213773326276</text:p>
          </table:table-cell>
        </table:table-row>
        <table:table-row table:style-name="ro1">
          <table:table-cell office:value-type="float" office:value="135.182095790372" calcext:value-type="float">
            <text:p>135.182095790372</text:p>
          </table:table-cell>
        </table:table-row>
        <table:table-row table:style-name="ro1">
          <table:table-cell office:value-type="float" office:value="-9.25831597715471" calcext:value-type="float">
            <text:p>-9.25831597715471</text:p>
          </table:table-cell>
        </table:table-row>
        <table:table-row table:style-name="ro1">
          <table:table-cell office:value-type="float" office:value="-87.5396159346287" calcext:value-type="float">
            <text:p>-87.5396159346287</text:p>
          </table:table-cell>
        </table:table-row>
        <table:table-row table:style-name="ro1">
          <table:table-cell office:value-type="float" office:value="-146.996898827041" calcext:value-type="float">
            <text:p>-146.996898827041</text:p>
          </table:table-cell>
        </table:table-row>
        <table:table-row table:style-name="ro1">
          <table:table-cell office:value-type="float" office:value="22.4611900636492" calcext:value-type="float">
            <text:p>22.4611900636492</text:p>
          </table:table-cell>
        </table:table-row>
        <table:table-row table:style-name="ro1">
          <table:table-cell office:value-type="float" office:value="-103.551178015437" calcext:value-type="float">
            <text:p>-103.551178015437</text:p>
          </table:table-cell>
        </table:table-row>
        <table:table-row table:style-name="ro1">
          <table:table-cell office:value-type="float" office:value="81.6557417865499" calcext:value-type="float">
            <text:p>81.6557417865499</text:p>
          </table:table-cell>
        </table:table-row>
        <table:table-row table:style-name="ro1">
          <table:table-cell office:value-type="float" office:value="-60.4175952005169" calcext:value-type="float">
            <text:p>-60.4175952005169</text:p>
          </table:table-cell>
        </table:table-row>
        <table:table-row table:style-name="ro1">
          <table:table-cell office:value-type="float" office:value="141.68848824606" calcext:value-type="float">
            <text:p>141.68848824606</text:p>
          </table:table-cell>
        </table:table-row>
        <table:table-row table:style-name="ro1">
          <table:table-cell office:value-type="float" office:value="-19.2750089771676" calcext:value-type="float">
            <text:p>-19.2750089771676</text:p>
          </table:table-cell>
        </table:table-row>
        <table:table-row table:style-name="ro1">
          <table:table-cell office:value-type="float" office:value="-77.5721729495205" calcext:value-type="float">
            <text:p>-77.5721729495205</text:p>
          </table:table-cell>
        </table:table-row>
        <table:table-row table:style-name="ro1">
          <table:table-cell office:value-type="float" office:value="-149.986214525655" calcext:value-type="float">
            <text:p>-149.986214525655</text:p>
          </table:table-cell>
        </table:table-row>
        <table:table-row table:style-name="ro1">
          <table:table-cell office:value-type="float" office:value="29.9501018498011" calcext:value-type="float">
            <text:p>29.9501018498011</text:p>
          </table:table-cell>
        </table:table-row>
        <table:table-row table:style-name="ro1">
          <table:table-cell office:value-type="float" office:value="-110.896127415326" calcext:value-type="float">
            <text:p>-110.896127415326</text:p>
          </table:table-cell>
        </table:table-row>
        <table:table-row table:style-name="ro1">
          <table:table-cell office:value-type="float" office:value="88.9363543824597" calcext:value-type="float">
            <text:p>88.9363543824597</text:p>
          </table:table-cell>
        </table:table-row>
        <table:table-row table:style-name="ro1">
          <table:table-cell office:value-type="float" office:value="-69.1753256515258" calcext:value-type="float">
            <text:p>-69.1753256515258</text:p>
          </table:table-cell>
        </table:table-row>
        <table:table-row table:style-name="ro1">
          <table:table-cell office:value-type="float" office:value="149.1818488977" calcext:value-type="float">
            <text:p>149.1818488977</text:p>
          </table:table-cell>
        </table:table-row>
        <table:table-row table:style-name="ro1">
          <table:table-cell office:value-type="float" office:value="-28.6391693903575" calcext:value-type="float">
            <text:p>-28.6391693903575</text:p>
          </table:table-cell>
        </table:table-row>
        <table:table-row table:style-name="ro1">
          <table:table-cell office:value-type="float" office:value="-72.808798937776" calcext:value-type="float">
            <text:p>-72.808798937776</text:p>
          </table:table-cell>
        </table:table-row>
        <table:table-row table:style-name="ro1">
          <table:table-cell office:value-type="float" office:value="-155.253931704829" calcext:value-type="float">
            <text:p>-155.253931704829</text:p>
          </table:table-cell>
        </table:table-row>
        <table:table-row table:style-name="ro1">
          <table:table-cell office:value-type="float" office:value="37.0077915445528" calcext:value-type="float">
            <text:p>37.0077915445528</text:p>
          </table:table-cell>
        </table:table-row>
        <table:table-row table:style-name="ro1">
          <table:table-cell office:value-type="float" office:value="-117.697874176933" calcext:value-type="float">
            <text:p>-117.697874176933</text:p>
          </table:table-cell>
        </table:table-row>
        <table:table-row table:style-name="ro1">
          <table:table-cell office:value-type="float" office:value="95.4930955560245" calcext:value-type="float">
            <text:p>95.4930955560245</text:p>
          </table:table-cell>
        </table:table-row>
        <table:table-row table:style-name="ro1">
          <table:table-cell office:value-type="float" office:value="-75.8736392781961" calcext:value-type="float">
            <text:p>-75.8736392781961</text:p>
          </table:table-cell>
        </table:table-row>
        <table:table-row table:style-name="ro1">
          <table:table-cell office:value-type="float" office:value="155.994497248611" calcext:value-type="float">
            <text:p>155.994497248611</text:p>
          </table:table-cell>
        </table:table-row>
        <table:table-row table:style-name="ro1">
          <table:table-cell office:value-type="float" office:value="-33.601784626146" calcext:value-type="float">
            <text:p>-33.601784626146</text:p>
          </table:table-cell>
        </table:table-row>
        <table:table-row table:style-name="ro1">
          <table:table-cell office:value-type="float" office:value="-69.17323557224" calcext:value-type="float">
            <text:p>-69.17323557224</text:p>
          </table:table-cell>
        </table:table-row>
        <table:table-row table:style-name="ro1">
          <table:table-cell office:value-type="float" office:value="-168.574786247067" calcext:value-type="float">
            <text:p>-168.574786247067</text:p>
          </table:table-cell>
        </table:table-row>
        <table:table-row table:style-name="ro1">
          <table:table-cell office:value-type="float" office:value="43.0823776236077" calcext:value-type="float">
            <text:p>43.0823776236077</text:p>
          </table:table-cell>
        </table:table-row>
        <table:table-row table:style-name="ro1">
          <table:table-cell office:value-type="float" office:value="-126.865580706213" calcext:value-type="float">
            <text:p>-126.865580706213</text:p>
          </table:table-cell>
        </table:table-row>
        <table:table-row table:style-name="ro1">
          <table:table-cell office:value-type="float" office:value="102.819958614048" calcext:value-type="float">
            <text:p>102.819958614048</text:p>
          </table:table-cell>
        </table:table-row>
        <table:table-row table:style-name="ro1">
          <table:table-cell office:value-type="float" office:value="-84.6270511666288" calcext:value-type="float">
            <text:p>-84.6270511666288</text:p>
          </table:table-cell>
        </table:table-row>
        <table:table-row table:style-name="ro1">
          <table:table-cell office:value-type="float" office:value="162.901007901766" calcext:value-type="float">
            <text:p>162.901007901766</text:p>
          </table:table-cell>
        </table:table-row>
        <table:table-row table:style-name="ro1">
          <table:table-cell office:value-type="float" office:value="-43.7549647712079" calcext:value-type="float">
            <text:p>-43.7549647712079</text:p>
          </table:table-cell>
        </table:table-row>
        <table:table-row table:style-name="ro1">
          <table:table-cell office:value-type="float" office:value="-58.3784416984851" calcext:value-type="float">
            <text:p>-58.3784416984851</text:p>
          </table:table-cell>
        </table:table-row>
        <table:table-row table:style-name="ro1">
          <table:table-cell office:value-type="float" office:value="-168.583808469063" calcext:value-type="float">
            <text:p>-168.583808469063</text:p>
          </table:table-cell>
        </table:table-row>
        <table:table-row table:style-name="ro1">
          <table:table-cell office:value-type="float" office:value="50.4616333650826" calcext:value-type="float">
            <text:p>50.4616333650826</text:p>
          </table:table-cell>
        </table:table-row>
        <table:table-row table:style-name="ro1">
          <table:table-cell office:value-type="float" office:value="-132.323736663418" calcext:value-type="float">
            <text:p>-132.323736663418</text:p>
          </table:table-cell>
        </table:table-row>
        <table:table-row table:style-name="ro1">
          <table:table-cell office:value-type="float" office:value="110.358015432142" calcext:value-type="float">
            <text:p>110.358015432142</text:p>
          </table:table-cell>
        </table:table-row>
        <table:table-row table:style-name="ro1">
          <table:table-cell office:value-type="float" office:value="-91.0947769583686" calcext:value-type="float">
            <text:p>-91.0947769583686</text:p>
          </table:table-cell>
        </table:table-row>
        <table:table-row table:style-name="ro1">
          <table:table-cell office:value-type="float" office:value="171.792573991225" calcext:value-type="float">
            <text:p>171.792573991225</text:p>
          </table:table-cell>
        </table:table-row>
        <table:table-row table:style-name="ro1">
          <table:table-cell office:value-type="float" office:value="-52.0655990085765" calcext:value-type="float">
            <text:p>-52.0655990085765</text:p>
          </table:table-cell>
        </table:table-row>
        <table:table-row table:style-name="ro1">
          <table:table-cell office:value-type="float" office:value="-48.183721526857" calcext:value-type="float">
            <text:p>-48.183721526857</text:p>
          </table:table-cell>
        </table:table-row>
        <table:table-row table:style-name="ro1">
          <table:table-cell office:value-type="float" office:value="-170.980182233374" calcext:value-type="float">
            <text:p>-170.980182233374</text:p>
          </table:table-cell>
        </table:table-row>
        <table:table-row table:style-name="ro1">
          <table:table-cell office:value-type="float" office:value="58.4604660574456" calcext:value-type="float">
            <text:p>58.4604660574456</text:p>
          </table:table-cell>
        </table:table-row>
        <table:table-row table:style-name="ro1">
          <table:table-cell office:value-type="float" office:value="-138.621383270111" calcext:value-type="float">
            <text:p>-138.621383270111</text:p>
          </table:table-cell>
        </table:table-row>
        <table:table-row table:style-name="ro1">
          <table:table-cell office:value-type="float" office:value="118.291106344023" calcext:value-type="float">
            <text:p>118.291106344023</text:p>
          </table:table-cell>
        </table:table-row>
        <table:table-row table:style-name="ro1">
          <table:table-cell office:value-type="float" office:value="-97.9229308444774" calcext:value-type="float">
            <text:p>-97.9229308444774</text:p>
          </table:table-cell>
        </table:table-row>
        <table:table-row table:style-name="ro1">
          <table:table-cell office:value-type="float" office:value="-179.553819795475" calcext:value-type="float">
            <text:p>-179.553819795475</text:p>
          </table:table-cell>
        </table:table-row>
        <table:table-row table:style-name="ro1">
          <table:table-cell office:value-type="float" office:value="-58.2305270472125" calcext:value-type="float">
            <text:p>-58.2305270472125</text:p>
          </table:table-cell>
        </table:table-row>
        <table:table-row table:style-name="ro1">
          <table:table-cell office:value-type="float" office:value="-44.9507023528895" calcext:value-type="float">
            <text:p>-44.9507023528895</text:p>
          </table:table-cell>
        </table:table-row>
        <table:table-row table:style-name="ro1">
          <table:table-cell office:value-type="float" office:value="176.713948642424" calcext:value-type="float">
            <text:p>176.713948642424</text:p>
          </table:table-cell>
        </table:table-row>
        <table:table-row table:style-name="ro1">
          <table:table-cell office:value-type="float" office:value="64.8383660532199" calcext:value-type="float">
            <text:p>64.8383660532199</text:p>
          </table:table-cell>
        </table:table-row>
        <table:table-row table:style-name="ro1">
          <table:table-cell office:value-type="float" office:value="-147.835953504504" calcext:value-type="float">
            <text:p>-147.835953504504</text:p>
          </table:table-cell>
        </table:table-row>
        <table:table-row table:style-name="ro1">
          <table:table-cell office:value-type="float" office:value="124.775263497273" calcext:value-type="float">
            <text:p>124.775263497273</text:p>
          </table:table-cell>
        </table:table-row>
        <table:table-row table:style-name="ro1">
          <table:table-cell office:value-type="float" office:value="-106.654870452714" calcext:value-type="float">
            <text:p>-106.654870452714</text:p>
          </table:table-cell>
        </table:table-row>
        <table:table-row table:style-name="ro1">
          <table:table-cell office:value-type="float" office:value="-173.801403519647" calcext:value-type="float">
            <text:p>-173.801403519647</text:p>
          </table:table-cell>
        </table:table-row>
        <table:table-row table:style-name="ro1">
          <table:table-cell office:value-type="float" office:value="-67.3680865807872" calcext:value-type="float">
            <text:p>-67.3680865807872</text:p>
          </table:table-cell>
        </table:table-row>
        <table:table-row table:style-name="ro1">
          <table:table-cell office:value-type="float" office:value="-36.0930964891892" calcext:value-type="float">
            <text:p>-36.0930964891892</text:p>
          </table:table-cell>
        </table:table-row>
        <table:table-row table:style-name="ro1">
          <table:table-cell office:value-type="float" office:value="172.587201331453" calcext:value-type="float">
            <text:p>172.587201331453</text:p>
          </table:table-cell>
        </table:table-row>
        <table:table-row table:style-name="ro1">
          <table:table-cell office:value-type="float" office:value="72.7558818654923" calcext:value-type="float">
            <text:p>72.7558818654923</text:p>
          </table:table-cell>
        </table:table-row>
        <table:table-row table:style-name="ro1">
          <table:table-cell office:value-type="float" office:value="-155.293222589635" calcext:value-type="float">
            <text:p>-155.293222589635</text:p>
          </table:table-cell>
        </table:table-row>
        <table:table-row table:style-name="ro1">
          <table:table-cell office:value-type="float" office:value="132.621255261586" calcext:value-type="float">
            <text:p>132.621255261586</text:p>
          </table:table-cell>
        </table:table-row>
        <table:table-row table:style-name="ro1">
          <table:table-cell office:value-type="float" office:value="-114.909076923514" calcext:value-type="float">
            <text:p>-114.909076923514</text:p>
          </table:table-cell>
        </table:table-row>
        <table:table-row table:style-name="ro1">
          <table:table-cell office:value-type="float" office:value="-165.788475258264" calcext:value-type="float">
            <text:p>-165.788475258264</text:p>
          </table:table-cell>
        </table:table-row>
        <table:table-row table:style-name="ro1">
          <table:table-cell office:value-type="float" office:value="-77.7861327625433" calcext:value-type="float">
            <text:p>-77.7861327625433</text:p>
          </table:table-cell>
        </table:table-row>
        <table:table-row table:style-name="ro1">
          <table:table-cell office:value-type="float" office:value="-23.9260463693697" calcext:value-type="float">
            <text:p>-23.9260463693697</text:p>
          </table:table-cell>
        </table:table-row>
        <table:table-row table:style-name="ro1">
          <table:table-cell office:value-type="float" office:value="172.738528788576" calcext:value-type="float">
            <text:p>172.738528788576</text:p>
          </table:table-cell>
        </table:table-row>
        <table:table-row table:style-name="ro1">
          <table:table-cell office:value-type="float" office:value="81.6033894017525" calcext:value-type="float">
            <text:p>81.6033894017525</text:p>
          </table:table-cell>
        </table:table-row>
        <table:table-row table:style-name="ro1">
          <table:table-cell office:value-type="float" office:value="-161.94531162613" calcext:value-type="float">
            <text:p>-161.94531162613</text:p>
          </table:table-cell>
        </table:table-row>
        <table:table-row table:style-name="ro1">
          <table:table-cell office:value-type="float" office:value="141.191910019092" calcext:value-type="float">
            <text:p>141.191910019092</text:p>
          </table:table-cell>
        </table:table-row>
        <table:table-row table:style-name="ro1">
          <table:table-cell office:value-type="float" office:value="-122.431987102862" calcext:value-type="float">
            <text:p>-122.431987102862</text:p>
          </table:table-cell>
        </table:table-row>
        <table:table-row table:style-name="ro1">
          <table:table-cell office:value-type="float" office:value="-156.146094179408" calcext:value-type="float">
            <text:p>-156.146094179408</text:p>
          </table:table-cell>
        </table:table-row>
        <table:table-row table:style-name="ro1">
          <table:table-cell office:value-type="float" office:value="-87.3090419737605" calcext:value-type="float">
            <text:p>-87.3090419737605</text:p>
          </table:table-cell>
        </table:table-row>
        <table:table-row table:style-name="ro1">
          <table:table-cell office:value-type="float" office:value="-15.6638608693554" calcext:value-type="float">
            <text:p>-15.6638608693554</text:p>
          </table:table-cell>
        </table:table-row>
        <table:table-row table:style-name="ro1">
          <table:table-cell office:value-type="float" office:value="168.762405154657" calcext:value-type="float">
            <text:p>168.762405154657</text:p>
          </table:table-cell>
        </table:table-row>
        <table:table-row table:style-name="ro1">
          <table:table-cell office:value-type="float" office:value="88.5249491880016" calcext:value-type="float">
            <text:p>88.5249491880016</text:p>
          </table:table-cell>
        </table:table-row>
        <table:table-row table:style-name="ro1">
          <table:table-cell office:value-type="float" office:value="-167.565965791902" calcext:value-type="float">
            <text:p>-167.565965791902</text:p>
          </table:table-cell>
        </table:table-row>
        <table:table-row table:style-name="ro1">
          <table:table-cell office:value-type="float" office:value="148.666739014306" calcext:value-type="float">
            <text:p>148.666739014306</text:p>
          </table:table-cell>
        </table:table-row>
        <table:table-row table:style-name="ro1">
          <table:table-cell office:value-type="float" office:value="-129.681588219386" calcext:value-type="float">
            <text:p>-129.681588219386</text:p>
          </table:table-cell>
        </table:table-row>
        <table:table-row table:style-name="ro1">
          <table:table-cell office:value-type="float" office:value="-149.318970973672" calcext:value-type="float">
            <text:p>-149.318970973672</text:p>
          </table:table-cell>
        </table:table-row>
        <table:table-row table:style-name="ro1">
          <table:table-cell office:value-type="float" office:value="-95.1970756028262" calcext:value-type="float">
            <text:p>-95.1970756028262</text:p>
          </table:table-cell>
        </table:table-row>
        <table:table-row table:style-name="ro1">
          <table:table-cell office:value-type="float" office:value="-7.42423789303682" calcext:value-type="float">
            <text:p>-7.42423789303682</text:p>
          </table:table-cell>
        </table:table-row>
        <table:table-row table:style-name="ro1">
          <table:table-cell office:value-type="float" office:value="164.179808282937" calcext:value-type="float">
            <text:p>164.179808282937</text:p>
          </table:table-cell>
        </table:table-row>
        <table:table-row table:style-name="ro1">
          <table:table-cell office:value-type="float" office:value="95.9753453868839" calcext:value-type="float">
            <text:p>95.9753453868839</text:p>
          </table:table-cell>
        </table:table-row>
        <table:table-row table:style-name="ro1">
          <table:table-cell office:value-type="float" office:value="-173.726621224969" calcext:value-type="float">
            <text:p>-173.726621224969</text:p>
          </table:table-cell>
        </table:table-row>
        <table:table-row table:style-name="ro1">
          <table:table-cell office:value-type="float" office:value="156.638983617703" calcext:value-type="float">
            <text:p>156.638983617703</text:p>
          </table:table-cell>
        </table:table-row>
        <table:table-row table:style-name="ro1">
          <table:table-cell office:value-type="float" office:value="-136.672430093038" calcext:value-type="float">
            <text:p>-136.672430093038</text:p>
          </table:table-cell>
        </table:table-row>
        <table:table-row table:style-name="ro1">
          <table:table-cell office:value-type="float" office:value="-139.912110661396" calcext:value-type="float">
            <text:p>-139.912110661396</text:p>
          </table:table-cell>
        </table:table-row>
        <table:table-row table:style-name="ro1">
          <table:table-cell office:value-type="float" office:value="-106.008347887507" calcext:value-type="float">
            <text:p>-106.008347887507</text:p>
          </table:table-cell>
        </table:table-row>
        <table:table-row table:style-name="ro1">
          <table:table-cell office:value-type="float" office:value="4.42681957168531" calcext:value-type="float">
            <text:p>4.42681957168531</text:p>
          </table:table-cell>
        </table:table-row>
        <table:table-row table:style-name="ro1">
          <table:table-cell office:value-type="float" office:value="163.541988640125" calcext:value-type="float">
            <text:p>163.541988640125</text:p>
          </table:table-cell>
        </table:table-row>
        <table:table-row table:style-name="ro1">
          <table:table-cell office:value-type="float" office:value="105.101501175437" calcext:value-type="float">
            <text:p>105.101501175437</text:p>
          </table:table-cell>
        </table:table-row>
        <table:table-row table:style-name="ro1">
          <table:table-cell office:value-type="float" office:value="-179.758385638001" calcext:value-type="float">
            <text:p>-179.758385638001</text:p>
          </table:table-cell>
        </table:table-row>
        <table:table-row table:style-name="ro1">
          <table:table-cell office:value-type="float" office:value="164.929886314625" calcext:value-type="float">
            <text:p>164.929886314625</text:p>
          </table:table-cell>
        </table:table-row>
        <table:table-row table:style-name="ro1">
          <table:table-cell office:value-type="float" office:value="-143.955696050966" calcext:value-type="float">
            <text:p>-143.955696050966</text:p>
          </table:table-cell>
        </table:table-row>
        <table:table-row table:style-name="ro1">
          <table:table-cell office:value-type="float" office:value="-131.696969818137" calcext:value-type="float">
            <text:p>-131.696969818137</text:p>
          </table:table-cell>
        </table:table-row>
        <table:table-row table:style-name="ro1">
          <table:table-cell office:value-type="float" office:value="-114.882098499283" calcext:value-type="float">
            <text:p>-114.882098499283</text:p>
          </table:table-cell>
        </table:table-row>
        <table:table-row table:style-name="ro1">
          <table:table-cell office:value-type="float" office:value="9.52254903590283" calcext:value-type="float">
            <text:p>9.52254903590283</text:p>
          </table:table-cell>
        </table:table-row>
        <table:table-row table:style-name="ro1">
          <table:table-cell office:value-type="float" office:value="155.324853120607" calcext:value-type="float">
            <text:p>155.324853120607</text:p>
          </table:table-cell>
        </table:table-row>
        <table:table-row table:style-name="ro1">
          <table:table-cell office:value-type="float" office:value="111.509390301011" calcext:value-type="float">
            <text:p>111.509390301011</text:p>
          </table:table-cell>
        </table:table-row>
        <table:table-row table:style-name="ro1">
          <table:table-cell office:value-type="float" office:value="174.608802867289" calcext:value-type="float">
            <text:p>174.608802867289</text:p>
          </table:table-cell>
        </table:table-row>
        <table:table-row table:style-name="ro1">
          <table:table-cell office:value-type="float" office:value="171.529054007645" calcext:value-type="float">
            <text:p>171.529054007645</text:p>
          </table:table-cell>
        </table:table-row>
        <table:table-row table:style-name="ro1">
          <table:table-cell office:value-type="float" office:value="-149.415718641177" calcext:value-type="float">
            <text:p>-149.415718641177</text:p>
          </table:table-cell>
        </table:table-row>
        <table:table-row table:style-name="ro1">
          <table:table-cell office:value-type="float" office:value="-125.121086544773" calcext:value-type="float">
            <text:p>-125.121086544773</text:p>
          </table:table-cell>
        </table:table-row>
        <table:table-row table:style-name="ro1">
          <table:table-cell office:value-type="float" office:value="-120.276288095904" calcext:value-type="float">
            <text:p>-120.276288095904</text:p>
          </table:table-cell>
        </table:table-row>
        <table:table-row table:style-name="ro1">
          <table:table-cell office:value-type="float" office:value="15.2263137508742" calcext:value-type="float">
            <text:p>15.2263137508742</text:p>
          </table:table-cell>
        </table:table-row>
        <table:table-row table:style-name="ro1">
          <table:table-cell office:value-type="float" office:value="145.548083838018" calcext:value-type="float">
            <text:p>145.548083838018</text:p>
          </table:table-cell>
        </table:table-row>
        <table:table-row table:style-name="ro1">
          <table:table-cell office:value-type="float" office:value="118.474156942968" calcext:value-type="float">
            <text:p>118.474156942968</text:p>
          </table:table-cell>
        </table:table-row>
        <table:table-row table:style-name="ro1">
          <table:table-cell office:value-type="float" office:value="167.416527748776" calcext:value-type="float">
            <text:p>167.416527748776</text:p>
          </table:table-cell>
        </table:table-row>
        <table:table-row table:style-name="ro1">
          <table:table-cell office:value-type="float" office:value="178.916177919022" calcext:value-type="float">
            <text:p>178.916177919022</text:p>
          </table:table-cell>
        </table:table-row>
        <table:table-row table:style-name="ro1">
          <table:table-cell office:value-type="float" office:value="-156.690784263954" calcext:value-type="float">
            <text:p>-156.690784263954</text:p>
          </table:table-cell>
        </table:table-row>
        <table:table-row table:style-name="ro1">
          <table:table-cell office:value-type="float" office:value="-118.013210365137" calcext:value-type="float">
            <text:p>-118.013210365137</text:p>
          </table:table-cell>
        </table:table-row>
        <table:table-row table:style-name="ro1">
          <table:table-cell office:value-type="float" office:value="-126.78550644156" calcext:value-type="float">
            <text:p>-126.78550644156</text:p>
          </table:table-cell>
        </table:table-row>
        <table:table-row table:style-name="ro1">
          <table:table-cell office:value-type="float" office:value="20.1585125012388" calcext:value-type="float">
            <text:p>20.1585125012388</text:p>
          </table:table-cell>
        </table:table-row>
        <table:table-row table:style-name="ro1">
          <table:table-cell office:value-type="float" office:value="137.65932506137" calcext:value-type="float">
            <text:p>137.65932506137</text:p>
          </table:table-cell>
        </table:table-row>
        <table:table-row table:style-name="ro1">
          <table:table-cell office:value-type="float" office:value="124.524224248615" calcext:value-type="float">
            <text:p>124.524224248615</text:p>
          </table:table-cell>
        </table:table-row>
        <table:table-row table:style-name="ro1">
          <table:table-cell office:value-type="float" office:value="161.958163577755" calcext:value-type="float">
            <text:p>161.958163577755</text:p>
          </table:table-cell>
        </table:table-row>
        <table:table-row table:style-name="ro1">
          <table:table-cell office:value-type="float" office:value="-175.396732318714" calcext:value-type="float">
            <text:p>-175.396732318714</text:p>
          </table:table-cell>
        </table:table-row>
        <table:table-row table:style-name="ro1">
          <table:table-cell office:value-type="float" office:value="-161.460019612516" calcext:value-type="float">
            <text:p>-161.460019612516</text:p>
          </table:table-cell>
        </table:table-row>
        <table:table-row table:style-name="ro1">
          <table:table-cell office:value-type="float" office:value="-112.676550755488" calcext:value-type="float">
            <text:p>-112.676550755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0T16:34:44.447799094</dc:date>
    <meta:editing-duration>PT1M13S</meta:editing-duration>
    <meta:editing-cycles>1</meta:editing-cycles>
    <meta:document-statistic meta:table-count="1" meta:cell-count="5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88cm" svg:height="9.006cm" xlink:href=".." xlink:type="simple" chart:class="chart:scatter" chart:style-name="ch1">
        <chart:legend chart:legend-position="end" svg:x="27.118cm" svg:y="4.204cm" style:legend-expansion="high" chart:style-name="ch2"/>
        <chart:plot-area chart:style-name="ch3" table:cell-range-address="phase.A1:phase.A513" chart:data-source-has-labels="row" svg:x="0.587cm" svg:y="0.18cm" svg:width="25.944cm" svg:height="8.646cm">
          <chart:coordinate-region svg:x="1.499cm" svg:y="0.379cm" svg:width="24.75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.A2:phase.A513" chart:label-cell-address="phase.A1:phase.A1" chart:class="chart:scatte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  <draw:g>
                  <svg:desc>phase.A1:phas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.8813662438782">
                <text:p>-32.8813662438782</text:p>
                <draw:g>
                  <svg:desc>phase.A2:phase.A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.004173698066">
                <text:p>175.004173698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335393365702">
                <text:p>41.6335393365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5.87037090149">
                <text:p>-115.87037090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4487898244703">
                <text:p>95.448789824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8239116052172">
                <text:p>-63.8239116052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.059087120662">
                <text:p>153.059087120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8814547560991">
                <text:p>-6.58814547560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.3292974190725">
                <text:p>-24.3292974190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.944437578121">
                <text:p>169.944437578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6487450980708">
                <text:p>48.6487450980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1.246396534044">
                <text:p>-121.246396534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397352590041">
                <text:p>103.39735259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.7464887827484">
                <text:p>-69.7464887827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.916770122306">
                <text:p>162.916770122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.9879061542406">
                <text:p>-11.9879061542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7031583849066">
                <text:p>-20.7031583849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.58618951581">
                <text:p>161.586189515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4392386246758">
                <text:p>55.4392386246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8.140302849791">
                <text:p>-128.140302849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.5129736896">
                <text:p>110.5129736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6.508344597489">
                <text:p>-76.508344597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.756559083644">
                <text:p>169.756559083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935717756211">
                <text:p>-19.935717756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82392392141137">
                <text:p>-6.82392392141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943406630688">
                <text:p>161.943406630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8888044247231">
                <text:p>63.8888044247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1.912122508054">
                <text:p>-131.912122508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.482007005946">
                <text:p>118.482007005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1.7340859018213">
                <text:p>-81.7340859018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.92030866406">
                <text:p>177.92030866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.5212677284651">
                <text:p>-26.5212677284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3968870900539">
                <text:p>4.63968870900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.887338693516">
                <text:p>159.887338693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.7079801208998">
                <text:p>73.7079801208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8.499421529032">
                <text:p>-138.499421529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7.366407564617">
                <text:p>127.366407564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8.0945106551048">
                <text:p>-88.0945106551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3.196610375191">
                <text:p>-173.196610375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0.7280061868133">
                <text:p>-30.7280061868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0364673919131">
                <text:p>10.03646739191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.194218852746">
                <text:p>151.194218852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3794128970118">
                <text:p>80.3794128970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.413834085966">
                <text:p>-145.413834085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.190744115918">
                <text:p>134.190744115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4.5960346248878">
                <text:p>-94.5960346248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6.971548377228">
                <text:p>-166.971548377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7.2367923087105">
                <text:p>-37.2367923087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4834964124268">
                <text:p>20.4834964124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166780371034">
                <text:p>146.1667803710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6408948175839">
                <text:p>88.6408948175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1.706248748885">
                <text:p>-151.706248748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1.994408591381">
                <text:p>141.994408591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0.814039154175">
                <text:p>-100.814039154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9.477957407211">
                <text:p>-159.477957407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1.029025023628">
                <text:p>-41.029025023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994514578954">
                <text:p>25.994514578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.233391831769">
                <text:p>137.233391831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7924993216217">
                <text:p>95.7924993216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59.638196190745">
                <text:p>-159.638196190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.604855413297">
                <text:p>148.604855413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8.10915814038">
                <text:p>-108.109158140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3.758968509227">
                <text:p>-153.7589685092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7.471815659493">
                <text:p>-47.471815659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9876257564913">
                <text:p>33.9876257564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.100231828063">
                <text:p>124.100231828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.611133131608">
                <text:p>102.611133131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68.455768602278">
                <text:p>-168.45576860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.700646791031">
                <text:p>155.700646791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6.882958560496">
                <text:p>-116.8829585604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48.782499274551">
                <text:p>-148.782499274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6.4063235289217">
                <text:p>-56.4063235289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.0047842437933">
                <text:p>42.0047842437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.634029726854">
                <text:p>118.634029726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.757801482335">
                <text:p>108.757801482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4.595498344937">
                <text:p>-174.5954983449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1.027605280358">
                <text:p>161.027605280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3.008996593182">
                <text:p>-123.008996593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4.354799470729">
                <text:p>-144.3547994707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7257089536135">
                <text:p>-63.72570895361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.7992156877429">
                <text:p>51.7992156877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4.33026211357">
                <text:p>114.330262113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6.169102697503">
                <text:p>116.1691026975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.030492057138">
                <text:p>179.030492057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.602721038706">
                <text:p>168.602721038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9.214254264473">
                <text:p>-129.214254264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5.106705256813">
                <text:p>-135.1067052568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9.0467844896671">
                <text:p>-69.04678448966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.0974186214107">
                <text:p>54.0974186214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929588979506">
                <text:p>108.9295889795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.854131854384">
                <text:p>122.854131854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.432738047794">
                <text:p>172.4327380477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5.552754774623">
                <text:p>175.552754774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36.099628804504">
                <text:p>-136.099628804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27.853052952856">
                <text:p>-127.8530529528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4.0453325781836">
                <text:p>-74.0453325781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.6223587238989">
                <text:p>58.6223587238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.344696074934">
                <text:p>100.344696074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525319698458">
                <text:p>129.525319698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.962043042155">
                <text:p>164.962043042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8.162922667169">
                <text:p>-178.162922667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.112499630731">
                <text:p>-143.112499630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2.309346499728">
                <text:p>-122.3093464997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1.117529485986">
                <text:p>-81.1175294859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.6886977973191">
                <text:p>69.6886977973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.9975419300886">
                <text:p>88.9975419300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.310693662182">
                <text:p>137.310693662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.462499854829">
                <text:p>156.462499854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70.778612247195">
                <text:p>-170.778612247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51.589448591597">
                <text:p>-151.5894485915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6.097446801593">
                <text:p>-116.097446801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9.6372652091718">
                <text:p>-89.6372652091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.9667292947941">
                <text:p>76.96672929479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1800722627259">
                <text:p>83.1800722627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.189153716777">
                <text:p>144.1891537167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9.075894244528">
                <text:p>149.075894244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63.726664461995">
                <text:p>-163.726664461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58.845043946291">
                <text:p>-158.845043946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0.412209358362">
                <text:p>-110.4122093583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6.8865844137458">
                <text:p>-96.8865844137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.0070487922012">
                <text:p>87.00704879220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.6353038609616">
                <text:p>78.63530386096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2.207434962489">
                <text:p>152.207434962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.767103250087">
                <text:p>142.7671032500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57.2449489611">
                <text:p>-157.24494896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64.837622842118">
                <text:p>-164.837622842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04.598658461351">
                <text:p>-104.5986584613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2.302715620479">
                <text:p>-102.3027156204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.2289468220138">
                <text:p>96.22894682201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.1340437734403">
                <text:p>72.1340437734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9.085570231917">
                <text:p>159.0855702319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.343265581846">
                <text:p>136.3432655818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50.72244052608">
                <text:p>-150.72244052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71.601054146597">
                <text:p>-171.601054146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8.9804204946492">
                <text:p>-98.98042049464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8.879299079216">
                <text:p>-108.8792990792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.226765744385">
                <text:p>104.226765744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.9969950010094">
                <text:p>64.99699500100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6.591053272135">
                <text:p>166.591053272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8.989515738984">
                <text:p>128.98951573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43.246287621614">
                <text:p>-143.2462876216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78.810607686815">
                <text:p>-178.810607686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2.0984863808957">
                <text:p>-92.09848638089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6.524984630012">
                <text:p>-116.5249846300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588220009139">
                <text:p>113.588220009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.0409944423036">
                <text:p>62.0409944423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.673965429178">
                <text:p>172.673965429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35057315072">
                <text:p>123.2350573150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37.548240198007">
                <text:p>-137.5482401980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.157727957327">
                <text:p>174.1577279573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6.4175889150148">
                <text:p>-86.41758891501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24.071211377516">
                <text:p>-124.0712113775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7.804353509159">
                <text:p>117.8043535091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0919506708536">
                <text:p>56.09195067085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9.520890446582">
                <text:p>179.5208904465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6.12158028639">
                <text:p>116.121580286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30.690826583281">
                <text:p>-130.6908265832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.703772934835">
                <text:p>166.7037729348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0.186630081741">
                <text:p>-80.186630081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33.831564196275">
                <text:p>-133.831564196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9.5202094837">
                <text:p>119.52020948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.3732683989999">
                <text:p>51.3732683989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75.103125907485">
                <text:p>-175.1031259074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9.10146322367">
                <text:p>109.10146322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24.161258338595">
                <text:p>-124.1612583385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9.068040960989">
                <text:p>159.068040960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2.5587707462609">
                <text:p>-72.55877074626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2.980371700789">
                <text:p>-142.9803717007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.071793503084">
                <text:p>119.071793503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.9860643340098">
                <text:p>45.98606433400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69.48857542575">
                <text:p>-169.48857542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.844113821917">
                <text:p>101.8441138219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8.688365586305">
                <text:p>-118.6883655863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9.868243076111">
                <text:p>149.868243076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6.0158711993484">
                <text:p>-66.01587119934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54.786700054655">
                <text:p>-154.7867000546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.069290404337">
                <text:p>108.0692904043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.1342088603096">
                <text:p>37.13420886030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65.61538799624">
                <text:p>-165.615387996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.7226740204848">
                <text:p>93.72267402048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4.139110318726">
                <text:p>-114.1391103187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.42363931242">
                <text:p>141.42363931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0.4268113504572">
                <text:p>-60.42681135045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64.141022742495">
                <text:p>-164.141022742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488940688725">
                <text:p>101.4889406887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67428113697">
                <text:p>26.3674281136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61.683296614488">
                <text:p>-161.683296614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.5910136410069">
                <text:p>83.59101364100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8.362600977879">
                <text:p>-108.3626009778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1.301138051903">
                <text:p>131.301138051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4.9046739693309">
                <text:p>-54.90467396933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77.417480018454">
                <text:p>-177.417480018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.590250708298">
                <text:p>102.590250708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2959271684883">
                <text:p>22.29592716848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54.047117727482">
                <text:p>-154.0471177274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.2897028809715">
                <text:p>76.28970288097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00.705132127243">
                <text:p>-100.7051321272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3.634331112823">
                <text:p>123.6343311128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6.7153734161975">
                <text:p>-46.71537341619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5.021884452484">
                <text:p>175.021884452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7.803089720242">
                <text:p>107.8030897202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4351023929753">
                <text:p>13.4351023929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0.166561771556">
                <text:p>-150.1665617715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.5417840782023">
                <text:p>68.54178407820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5.1373117204766">
                <text:p>-95.13731172047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5.044601310911">
                <text:p>115.0446013109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9.1631385059527">
                <text:p>-39.16313850595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.570437521477">
                <text:p>166.5704375214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.5480730899902">
                <text:p>95.54807308999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1276359649197">
                <text:p>3.31276359649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45.533302585696">
                <text:p>-145.5333025856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.1381164109462">
                <text:p>60.13811641094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9.9158432961084">
                <text:p>-89.91584329610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.856739432615">
                <text:p>107.8567394326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3.2889997072841">
                <text:p>-33.28899970728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9.861523023391">
                <text:p>159.8615230233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.1265824932711">
                <text:p>96.12658249327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.98246732643234">
                <text:p>-7.982467326432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0.02812447684">
                <text:p>-140.028124476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.1285447921132">
                <text:p>52.12854479211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4.0191641573437">
                <text:p>-84.01916415734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.590054060143">
                <text:p>100.5900540601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7.8563403704187">
                <text:p>-27.8563403704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2.223640966314">
                <text:p>152.2236409663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.444118754194">
                <text:p>103.4441187541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.2169618601394">
                <text:p>-17.21696186013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2.333141794867">
                <text:p>-132.3331417948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.8198790404214">
                <text:p>43.81987904042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5.9768399610549">
                <text:p>-75.97683996105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.8821320537359">
                <text:p>91.88213205373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9.9529808700111">
                <text:p>-19.9529808700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3.348916457752">
                <text:p>143.3489164577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0.27706314856">
                <text:p>110.277063148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1.6509010440277">
                <text:p>-21.65090104402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5.413237534425">
                <text:p>-125.4132375344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.0507074836542">
                <text:p>38.05070748365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9.1386891062511">
                <text:p>-69.13868910625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.9700855738113">
                <text:p>85.97008557381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3903881291855">
                <text:p>-12.39038812918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8.138111217884">
                <text:p>138.1381112178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1.405479062582">
                <text:p>111.405479062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1.2228226504192">
                <text:p>-31.2228226504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8.776763584821">
                <text:p>-118.7767635848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547494512183">
                <text:p>30.35474945121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2.1748664579102">
                <text:p>-62.1748664579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.5167160539448">
                <text:p>79.51671605394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.20969490252889">
                <text:p>-5.209694902528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2.064533964983">
                <text:p>132.0645339649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.035052873814">
                <text:p>126.0350528738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5.7767197262654">
                <text:p>-35.7767197262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0.57605326521">
                <text:p>-110.576053265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461368840955">
                <text:p>24.4613688409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3.4893105497712">
                <text:p>-53.48931054977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.9537730341629">
                <text:p>72.95377303416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2359866037458">
                <text:p>4.123598660374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.920227046389">
                <text:p>124.9202270463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5.523895959943">
                <text:p>135.5238959599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8.851220402545">
                <text:p>-38.8512204025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3.439973258427">
                <text:p>-103.4399732584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.4411636607167">
                <text:p>19.44116366071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6.0045250328886">
                <text:p>-46.00452503288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.3533621019907">
                <text:p>68.35336210199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8422331335752">
                <text:p>12.84223313357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.991811792655">
                <text:p>121.9918117926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.1012878143">
                <text:p>143.10128781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4.3393717646673">
                <text:p>-44.33937176466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6.7726526371457">
                <text:p>-96.77265263714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2596081448108">
                <text:p>13.25960814481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8.638689202078">
                <text:p>-38.6386892020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4667907247022">
                <text:p>61.46679072470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6553623221741">
                <text:p>19.65536232217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4.125737339015">
                <text:p>114.1257373390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9.954525991307">
                <text:p>149.954525991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8.3016570243749">
                <text:p>-48.30165702437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8.863146613474">
                <text:p>-88.8631466134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89591643261145">
                <text:p>6.895916432611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0.8973961079227">
                <text:p>-30.89739610792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759291573014">
                <text:p>55.67592915730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6396673245139">
                <text:p>28.63966732451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.064830716319">
                <text:p>109.0648307163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.337337975168">
                <text:p>163.3373379751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5.7021341131024">
                <text:p>-55.7021341131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0.2369130775299">
                <text:p>-80.23691307752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347491791238467">
                <text:p>-0.3474917912384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2.6674011884062">
                <text:p>-22.66740118840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.8302748282866">
                <text:p>47.83027482828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6933082141011">
                <text:p>35.69330821410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.775942633393">
                <text:p>101.7759426333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1.049258374151">
                <text:p>171.0492583741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64.5525063359517">
                <text:p>-64.55250633595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3.6976065545104">
                <text:p>-73.69760655451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.31992335593947">
                <text:p>-7.319923355939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5.8783199910794">
                <text:p>-15.87831999107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.5059694931665">
                <text:p>41.50596949316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.6589245834401">
                <text:p>42.65892458344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6.5118264534532">
                <text:p>96.51182645345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.207223645749">
                <text:p>179.2072236457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3.7219958340755">
                <text:p>-73.72199583407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5.4661815793697">
                <text:p>-65.46618157936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5.5907863066726">
                <text:p>-15.59078630667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.64115275771223">
                <text:p>-7.641152757712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.9645658022625">
                <text:p>33.9645658022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7807997569693">
                <text:p>50.78079975696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.3427005899575">
                <text:p>88.34270058995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66.391302887055">
                <text:p>-166.391302887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8.9879299081497">
                <text:p>-78.9879299081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6.5463498816514">
                <text:p>-56.54634988165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2.4185112874788">
                <text:p>-22.4185112874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3708329266786">
                <text:p>0.8537083292667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0912062404787">
                <text:p>26.09120624047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.8472935227337">
                <text:p>58.84729352273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.0134492781531">
                <text:p>79.01344927815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55.950224691331">
                <text:p>-155.9502246913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1.9372763167725">
                <text:p>-81.93727631677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9.5208169495575">
                <text:p>-49.52081694955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8.172982147297">
                <text:p>-28.1729821472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09836264324093">
                <text:p>8.098362643240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8891199288099">
                <text:p>18.88911992880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6.477921141958">
                <text:p>66.4779211419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.4980349075833">
                <text:p>70.49803490758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53.455581079687">
                <text:p>-153.4555810796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6.2832077698621">
                <text:p>-86.28320776986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3.3072109716808">
                <text:p>-43.30721097168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4.4494444793257">
                <text:p>-34.44944447932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7442233165694">
                <text:p>14.74422331656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8011210661349">
                <text:p>11.80112106613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3.5721584877502">
                <text:p>73.57215848775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1.8110973620251">
                <text:p>61.81109736202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47.400525297799">
                <text:p>-147.4005252977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1.620813842977">
                <text:p>-91.6208138429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5.3163622196723">
                <text:p>-35.31636221967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1.7085120969058">
                <text:p>-41.70851209690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5631366804202">
                <text:p>22.56313668042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2957634014498">
                <text:p>4.129576340144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.4313952110294">
                <text:p>81.43139521102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5509638584769">
                <text:p>53.55096385847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41.755257523735">
                <text:p>-141.7552575237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8.190828167986">
                <text:p>-98.1908281679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8.944356490144">
                <text:p>-28.9443564901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9.0424233718553">
                <text:p>-49.04242337185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.9691872308317">
                <text:p>28.9691872308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.67050715714589">
                <text:p>-4.670507157145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7.5046866333358">
                <text:p>87.50468663333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4504077553496">
                <text:p>41.45040775534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39.626013615914">
                <text:p>-139.6260136159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3.873262424393">
                <text:p>-103.8732624243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2.6434268556295">
                <text:p>-22.64342685562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57.1483422992344">
                <text:p>-57.14834229923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.0294821346477">
                <text:p>36.02948213464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2.9477547729678">
                <text:p>-12.94775477296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4.4503582295858">
                <text:p>94.45035822958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.1056944314495">
                <text:p>30.10569443144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27.689258882605">
                <text:p>-127.6892588826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05.963510362181">
                <text:p>-105.9635103621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4.5997158788635">
                <text:p>-14.59971587886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2.9450986528557">
                <text:p>-62.9450986528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.6779157104587">
                <text:p>43.67791571045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9.1033038709644">
                <text:p>-19.10330387096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3.219929152108">
                <text:p>103.2199291521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.3819759042489">
                <text:p>25.38197590424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14.795087651005">
                <text:p>-114.795087651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15.539393511863">
                <text:p>-115.5393935118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5.32726045525044">
                <text:p>-5.327260455250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1.8405056552593">
                <text:p>-71.84050565525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3.1693667724648">
                <text:p>53.16936677246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7.0775866990999">
                <text:p>-27.0775866990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.406837422614">
                <text:p>113.406837422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.7981163016406">
                <text:p>18.79811630164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02.990131855252">
                <text:p>-102.9901318552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26.028842185791">
                <text:p>-126.0288421857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65266563687511">
                <text:p>1.65266563687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80.2364225523926">
                <text:p>-80.23642255239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0.4224762282555">
                <text:p>60.42247622825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5.9925675092105">
                <text:p>-35.9925675092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1.375209423534">
                <text:p>121.375209423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4846557335883">
                <text:p>9.48465573358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9.5150907851327">
                <text:p>-99.51509078513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34.232781453353">
                <text:p>-134.2327814533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74713467030358">
                <text:p>6.747134670303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89.0190188323808">
                <text:p>-89.01901883238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7.1180307848518">
                <text:p>67.11803078485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5.4448185058437">
                <text:p>-45.44481850584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.03941200889">
                <text:p>128.039412008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.45934563986932">
                <text:p>-3.459345639869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96.7226443344541">
                <text:p>-96.72264433445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36.932216733959">
                <text:p>-136.9322167339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.984165084222">
                <text:p>14.9841650842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94.9372871151243">
                <text:p>-94.93728711512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4.1462285686305">
                <text:p>74.14622856863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51.9213773326276">
                <text:p>-51.92137733262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5.182095790372">
                <text:p>135.1820957903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9.25831597715471">
                <text:p>-9.258315977154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87.5396159346287">
                <text:p>-87.53961593462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46.996898827041">
                <text:p>-146.9968988270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4611900636492">
                <text:p>22.46119006364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03.551178015437">
                <text:p>-103.5511780154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.6557417865499">
                <text:p>81.65574178654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0.4175952005169">
                <text:p>-60.41759520051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1.68848824606">
                <text:p>141.68848824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9.2750089771676">
                <text:p>-19.27500897716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7.5721729495205">
                <text:p>-77.57217294952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49.986214525655">
                <text:p>-149.9862145256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.9501018498011">
                <text:p>29.95010184980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10.896127415326">
                <text:p>-110.8961274153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8.9363543824597">
                <text:p>88.93635438245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9.1753256515258">
                <text:p>-69.17532565152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.1818488977">
                <text:p>149.18184889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8.6391693903575">
                <text:p>-28.63916939035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2.808798937776">
                <text:p>-72.8087989377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55.253931704829">
                <text:p>-155.2539317048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.0077915445528">
                <text:p>37.00779154455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17.697874176933">
                <text:p>-117.6978741769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.4930955560245">
                <text:p>95.49309555602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75.8736392781961">
                <text:p>-75.87363927819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5.994497248611">
                <text:p>155.9944972486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3.601784626146">
                <text:p>-33.6017846261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69.17323557224">
                <text:p>-69.173235572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68.574786247067">
                <text:p>-168.5747862470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.0823776236077">
                <text:p>43.08237762360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26.865580706213">
                <text:p>-126.8655807062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2.819958614048">
                <text:p>102.8199586140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84.6270511666288">
                <text:p>-84.62705116662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2.901007901766">
                <text:p>162.9010079017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3.7549647712079">
                <text:p>-43.75496477120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8.3784416984851">
                <text:p>-58.37844169848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68.583808469063">
                <text:p>-168.5838084690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.4616333650826">
                <text:p>50.46163336508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32.323736663418">
                <text:p>-132.3237366634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.358015432142">
                <text:p>110.3580154321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91.0947769583686">
                <text:p>-91.09477695836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1.792573991225">
                <text:p>171.7925739912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2.0655990085765">
                <text:p>-52.06559900857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48.183721526857">
                <text:p>-48.1837215268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70.980182233374">
                <text:p>-170.9801822333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.4604660574456">
                <text:p>58.46046605744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38.621383270111">
                <text:p>-138.6213832701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291106344023">
                <text:p>118.2911063440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97.9229308444774">
                <text:p>-97.92293084447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79.553819795475">
                <text:p>-179.5538197954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8.2305270472125">
                <text:p>-58.2305270472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4.9507023528895">
                <text:p>-44.95070235288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6.713948642424">
                <text:p>176.7139486424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4.8383660532199">
                <text:p>64.83836605321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47.835953504504">
                <text:p>-147.8359535045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4.775263497273">
                <text:p>124.7752634972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06.654870452714">
                <text:p>-106.6548704527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73.801403519647">
                <text:p>-173.8014035196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67.3680865807872">
                <text:p>-67.3680865807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6.0930964891892">
                <text:p>-36.09309648918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2.587201331453">
                <text:p>172.5872013314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.7558818654923">
                <text:p>72.75588186549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55.293222589635">
                <text:p>-155.2932225896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2.621255261586">
                <text:p>132.6212552615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14.909076923514">
                <text:p>-114.9090769235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65.788475258264">
                <text:p>-165.7884752582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77.7861327625433">
                <text:p>-77.78613276254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3.9260463693697">
                <text:p>-23.92604636936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2.738528788576">
                <text:p>172.7385287885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.6033894017525">
                <text:p>81.60338940175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61.94531162613">
                <text:p>-161.945311626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1.191910019092">
                <text:p>141.1919100190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22.431987102862">
                <text:p>-122.4319871028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56.146094179408">
                <text:p>-156.1460941794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87.3090419737605">
                <text:p>-87.30904197376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5.6638608693554">
                <text:p>-15.66386086935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8.762405154657">
                <text:p>168.7624051546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8.5249491880016">
                <text:p>88.52494918800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67.565965791902">
                <text:p>-167.5659657919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8.666739014306">
                <text:p>148.6667390143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29.681588219386">
                <text:p>-129.6815882193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49.318970973672">
                <text:p>-149.3189709736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95.1970756028262">
                <text:p>-95.19707560282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.42423789303682">
                <text:p>-7.424237893036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4.179808282937">
                <text:p>164.1798082829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.9753453868839">
                <text:p>95.97534538688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73.726621224969">
                <text:p>-173.7266212249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6.638983617703">
                <text:p>156.6389836177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36.672430093038">
                <text:p>-136.6724300930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39.912110661396">
                <text:p>-139.9121106613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06.008347887507">
                <text:p>-106.0083478875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42681957168531">
                <text:p>4.426819571685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3.541988640125">
                <text:p>163.5419886401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5.101501175437">
                <text:p>105.1015011754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79.758385638001">
                <text:p>-179.7583856380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4.929886314625">
                <text:p>164.929886314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43.955696050966">
                <text:p>-143.9556960509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31.696969818137">
                <text:p>-131.6969698181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14.882098499283">
                <text:p>-114.8820984992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52254903590283">
                <text:p>9.522549035902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5.324853120607">
                <text:p>155.3248531206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1.509390301011">
                <text:p>111.5093903010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4.608802867289">
                <text:p>174.6088028672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1.529054007645">
                <text:p>171.529054007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49.415718641177">
                <text:p>-149.4157186411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25.121086544773">
                <text:p>-125.1210865447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20.276288095904">
                <text:p>-120.2762880959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.2263137508742">
                <text:p>15.22631375087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.548083838018">
                <text:p>145.5480838380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8.474156942968">
                <text:p>118.474156942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7.416527748776">
                <text:p>167.4165277487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8.916177919022">
                <text:p>178.9161779190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56.690784263954">
                <text:p>-156.6907842639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18.013210365137">
                <text:p>-118.0132103651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26.78550644156">
                <text:p>-126.785506441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1585125012388">
                <text:p>20.15851250123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7.65932506137">
                <text:p>137.659325061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4.524224248615">
                <text:p>124.5242242486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1.958163577755">
                <text:p>161.9581635777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75.396732318714">
                <text:p>-175.3967323187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61.460019612516">
                <text:p>-161.4600196125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12.676550755488">
                <text:p>-112.6765507554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